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26.816cm" svg:height="17.611cm" svg:x="22.159cm" svg:y="0.903cm">
            <draw:object draw:notify-on-update-of-ranges="output.A2:output.A100 output.E1:output.E1 output.E2:output.E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me (ms)</text:p>
          </table:table-cell>
          <table:table-cell table:number-columns-repeated="2"/>
          <table:table-cell office:value-type="string" calcext:value-type="string">
            <text:p>predict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7" calcext:value-type="float">
            <text:p>65537</text:p>
          </table:table-cell>
          <table:table-cell office:value-type="float" office:value="9.68422729169599E+076" calcext:value-type="float">
            <text:p>9.68422729169599E+076</text:p>
          </table:table-cell>
          <table:table-cell office:value-type="float" office:value="8.83648613826419E+076" calcext:value-type="float">
            <text:p>8.83648613826419E+076</text:p>
          </table:table-cell>
          <table:table-cell office:value-type="float" office:value="72900" calcext:value-type="float">
            <text:p>72900</text:p>
          </table:table-cell>
          <table:table-cell table:number-columns-repeated="2"/>
          <table:table-cell table:formula="of:=13.69381*EXP(0.0338898*[.A2])" office:value-type="float" office:value="80236.412010381" calcext:value-type="float">
            <text:p>80236.412010381</text:p>
          </table:table-cell>
          <table:table-cell table:number-columns-repeated="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5537" calcext:value-type="float">
            <text:p>65537</text:p>
          </table:table-cell>
          <table:table-cell office:value-type="float" office:value="1.74501966702209E+077" calcext:value-type="float">
            <text:p>1.74501966702209E+077</text:p>
          </table:table-cell>
          <table:table-cell office:value-type="float" office:value="1.22055787625758E+076" calcext:value-type="float">
            <text:p>1.22055787625758E+076</text:p>
          </table:table-cell>
          <table:table-cell office:value-type="float" office:value="95248" calcext:value-type="float">
            <text:p>95248</text:p>
          </table:table-cell>
          <table:table-cell table:number-columns-repeated="2"/>
          <table:table-cell table:formula="of:=13.69381*EXP(0.0338898*[.A3])" office:value-type="float" office:value="83002.2094175479" calcext:value-type="float">
            <text:p>83002.2094175479</text:p>
          </table:table-cell>
          <table:table-cell table:number-columns-repeated="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5537" calcext:value-type="float">
            <text:p>65537</text:p>
          </table:table-cell>
          <table:table-cell office:value-type="float" office:value="3.44775046283074E+077" calcext:value-type="float">
            <text:p>3.44775046283074E+077</text:p>
          </table:table-cell>
          <table:table-cell office:value-type="float" office:value="3.42165704644665E+077" calcext:value-type="float">
            <text:p>3.42165704644665E+077</text:p>
          </table:table-cell>
          <table:table-cell office:value-type="float" office:value="90736" calcext:value-type="float">
            <text:p>90736</text:p>
          </table:table-cell>
          <table:table-cell table:number-columns-repeated="2"/>
          <table:table-cell table:formula="of:=13.69381*EXP(0.0338898*[.A4])" office:value-type="float" office:value="85863.3455257586" calcext:value-type="float">
            <text:p>85863.3455257586</text:p>
          </table:table-cell>
          <table:table-cell table:number-columns-repeated="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5537" calcext:value-type="float">
            <text:p>65537</text:p>
          </table:table-cell>
          <table:table-cell office:value-type="float" office:value="6.845272596821E+077" calcext:value-type="float">
            <text:p>6.845272596821E+077</text:p>
          </table:table-cell>
          <table:table-cell office:value-type="float" office:value="3.10359689857545E+077" calcext:value-type="float">
            <text:p>3.10359689857545E+077</text:p>
          </table:table-cell>
          <table:table-cell office:value-type="float" office:value="97772" calcext:value-type="float">
            <text:p>97772</text:p>
          </table:table-cell>
          <table:table-cell table:number-columns-repeated="2"/>
          <table:table-cell table:formula="of:=13.69381*EXP(0.0338898*[.A5])" office:value-type="float" office:value="88823.1067174117" calcext:value-type="float">
            <text:p>88823.1067174117</text:p>
          </table:table-cell>
          <table:table-cell table:number-columns-repeated="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5537" calcext:value-type="float">
            <text:p>65537</text:p>
          </table:table-cell>
          <table:table-cell office:value-type="float" office:value="1.26403010515751E+078" calcext:value-type="float">
            <text:p>1.26403010515751E+078</text:p>
          </table:table-cell>
          <table:table-cell office:value-type="float" office:value="1.97115944805373E+077" calcext:value-type="float">
            <text:p>1.97115944805373E+077</text:p>
          </table:table-cell>
          <table:table-cell office:value-type="float" office:value="97935" calcext:value-type="float">
            <text:p>97935</text:p>
          </table:table-cell>
          <table:table-cell table:number-columns-repeated="2"/>
          <table:table-cell table:formula="of:=13.69381*EXP(0.0338898*[.A6])" office:value-type="float" office:value="91884.8926584846" calcext:value-type="float">
            <text:p>91884.8926584846</text:p>
          </table:table-cell>
          <table:table-cell table:number-columns-repeated="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537" calcext:value-type="float">
            <text:p>65537</text:p>
          </table:table-cell>
          <table:table-cell office:value-type="float" office:value="3.34654872355182E+078" calcext:value-type="float">
            <text:p>3.34654872355182E+078</text:p>
          </table:table-cell>
          <table:table-cell office:value-type="float" office:value="7.89799183776738E+077" calcext:value-type="float">
            <text:p>7.89799183776738E+077</text:p>
          </table:table-cell>
          <table:table-cell office:value-type="float" office:value="129204" calcext:value-type="float">
            <text:p>129204</text:p>
          </table:table-cell>
          <table:table-cell table:number-columns-repeated="2"/>
          <table:table-cell table:formula="of:=13.69381*EXP(0.0338898*[.A7])" office:value-type="float" office:value="95052.2202034871" calcext:value-type="float">
            <text:p>95052.2202034871</text:p>
          </table:table-cell>
          <table:table-cell table:number-columns-repeated="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5537" calcext:value-type="float">
            <text:p>65537</text:p>
          </table:table-cell>
          <table:table-cell office:value-type="float" office:value="5.15565222886124E+078" calcext:value-type="float">
            <text:p>5.15565222886124E+078</text:p>
          </table:table-cell>
          <table:table-cell office:value-type="float" office:value="3.5277005798072E+078" calcext:value-type="float">
            <text:p>3.5277005798072E+078</text:p>
          </table:table-cell>
          <table:table-cell office:value-type="float" office:value="104341" calcext:value-type="float">
            <text:p>104341</text:p>
          </table:table-cell>
          <table:table-cell table:number-columns-repeated="2"/>
          <table:table-cell table:formula="of:=13.69381*EXP(0.0338898*[.A8])" office:value-type="float" office:value="98328.7274350198" calcext:value-type="float">
            <text:p>98328.7274350198</text:p>
          </table:table-cell>
          <table:table-cell table:number-columns-repeated="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5537" calcext:value-type="float">
            <text:p>65537</text:p>
          </table:table-cell>
          <table:table-cell office:value-type="float" office:value="8.89568494084749E+078" calcext:value-type="float">
            <text:p>8.89568494084749E+078</text:p>
          </table:table-cell>
          <table:table-cell office:value-type="float" office:value="7.16139489874596E+077" calcext:value-type="float">
            <text:p>7.16139489874596E+077</text:p>
          </table:table-cell>
          <table:table-cell office:value-type="float" office:value="119275" calcext:value-type="float">
            <text:p>119275</text:p>
          </table:table-cell>
          <table:table-cell table:number-columns-repeated="2"/>
          <table:table-cell table:formula="of:=13.69381*EXP(0.0338898*[.A9])" office:value-type="float" office:value="101718.177842581" calcext:value-type="float">
            <text:p>101718.177842581</text:p>
          </table:table-cell>
          <table:table-cell table:number-columns-repeated="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5537" calcext:value-type="float">
            <text:p>65537</text:p>
          </table:table-cell>
          <table:table-cell office:value-type="float" office:value="2.14610377174728E+079" calcext:value-type="float">
            <text:p>2.14610377174728E+079</text:p>
          </table:table-cell>
          <table:table-cell office:value-type="float" office:value="1.32426623936799E+079" calcext:value-type="float">
            <text:p>1.32426623936799E+079</text:p>
          </table:table-cell>
          <table:table-cell office:value-type="float" office:value="116102" calcext:value-type="float">
            <text:p>116102</text:p>
          </table:table-cell>
          <table:table-cell table:number-columns-repeated="2"/>
          <table:table-cell table:formula="of:=13.69381*EXP(0.0338898*[.A10])" office:value-type="float" office:value="105224.464645415" calcext:value-type="float">
            <text:p>105224.464645415</text:p>
          </table:table-cell>
          <table:table-cell table:number-columns-repeated="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5537" calcext:value-type="float">
            <text:p>65537</text:p>
          </table:table-cell>
          <table:table-cell office:value-type="float" office:value="3.95337653016769E+079" calcext:value-type="float">
            <text:p>3.95337653016769E+079</text:p>
          </table:table-cell>
          <table:table-cell office:value-type="float" office:value="1.27383694992983E+079" calcext:value-type="float">
            <text:p>1.27383694992983E+079</text:p>
          </table:table-cell>
          <table:table-cell office:value-type="float" office:value="111919" calcext:value-type="float">
            <text:p>111919</text:p>
          </table:table-cell>
          <table:table-cell table:number-columns-repeated="2"/>
          <table:table-cell table:formula="of:=13.69381*EXP(0.0338898*[.A11])" office:value-type="float" office:value="108851.615264377" calcext:value-type="float">
            <text:p>108851.615264377</text:p>
          </table:table-cell>
          <table:table-cell table:number-columns-repeated="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5537" calcext:value-type="float">
            <text:p>65537</text:p>
          </table:table-cell>
          <table:table-cell office:value-type="float" office:value="9.5918325463042E+079" calcext:value-type="float">
            <text:p>9.5918325463042E+079</text:p>
          </table:table-cell>
          <table:table-cell office:value-type="float" office:value="1.72965312773278E+079" calcext:value-type="float">
            <text:p>1.72965312773278E+079</text:p>
          </table:table-cell>
          <table:table-cell office:value-type="float" office:value="111788" calcext:value-type="float">
            <text:p>111788</text:p>
          </table:table-cell>
          <table:table-cell table:number-columns-repeated="2"/>
          <table:table-cell table:formula="of:=13.69381*EXP(0.0338898*[.A12])" office:value-type="float" office:value="112603.795947945" calcext:value-type="float">
            <text:p>112603.795947945</text:p>
          </table:table-cell>
          <table:table-cell table:number-columns-repeated="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5537" calcext:value-type="float">
            <text:p>65537</text:p>
          </table:table-cell>
          <table:table-cell office:value-type="float" office:value="1.87591900920902E+080" calcext:value-type="float">
            <text:p>1.87591900920902E+080</text:p>
          </table:table-cell>
          <table:table-cell office:value-type="float" office:value="4.09606802596718E+078" calcext:value-type="float">
            <text:p>4.09606802596718E+078</text:p>
          </table:table-cell>
          <table:table-cell office:value-type="float" office:value="132530" calcext:value-type="float">
            <text:p>132530</text:p>
          </table:table-cell>
          <table:table-cell table:number-columns-repeated="2"/>
          <table:table-cell table:formula="of:=13.69381*EXP(0.0338898*[.A13])" office:value-type="float" office:value="116485.316557686" calcext:value-type="float">
            <text:p>116485.316557686</text:p>
          </table:table-cell>
          <table:table-cell table:number-columns-repeated="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5537" calcext:value-type="float">
            <text:p>65537</text:p>
          </table:table-cell>
          <table:table-cell office:value-type="float" office:value="4.09527630827522E+080" calcext:value-type="float">
            <text:p>4.09527630827522E+080</text:p>
          </table:table-cell>
          <table:table-cell office:value-type="float" office:value="1.41810275935728E+080" calcext:value-type="float">
            <text:p>1.41810275935728E+080</text:p>
          </table:table-cell>
          <table:table-cell office:value-type="float" office:value="123820" calcext:value-type="float">
            <text:p>123820</text:p>
          </table:table-cell>
          <table:table-cell table:number-columns-repeated="2"/>
          <table:table-cell table:formula="of:=13.69381*EXP(0.0338898*[.A14])" office:value-type="float" office:value="120500.635518691" calcext:value-type="float">
            <text:p>120500.635518691</text:p>
          </table:table-cell>
          <table:table-cell table:number-columns-repeated="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5537" calcext:value-type="float">
            <text:p>65537</text:p>
          </table:table-cell>
          <table:table-cell office:value-type="float" office:value="6.67211260292922E+080" calcext:value-type="float">
            <text:p>6.67211260292922E+080</text:p>
          </table:table-cell>
          <table:table-cell office:value-type="float" office:value="3.80879620215738E+080" calcext:value-type="float">
            <text:p>3.80879620215738E+080</text:p>
          </table:table-cell>
          <table:table-cell office:value-type="float" office:value="148467" calcext:value-type="float">
            <text:p>148467</text:p>
          </table:table-cell>
          <table:table-cell table:number-columns-repeated="2"/>
          <table:table-cell table:formula="of:=13.69381*EXP(0.0338898*[.A15])" office:value-type="float" office:value="124654.364940645" calcext:value-type="float">
            <text:p>124654.364940645</text:p>
          </table:table-cell>
          <table:table-cell table:number-columns-repeated="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5537" calcext:value-type="float">
            <text:p>65537</text:p>
          </table:table-cell>
          <table:table-cell office:value-type="float" office:value="1.37632339894325E+081" calcext:value-type="float">
            <text:p>1.37632339894325E+081</text:p>
          </table:table-cell>
          <table:table-cell office:value-type="float" office:value="2.62235840557309E+080" calcext:value-type="float">
            <text:p>2.62235840557309E+080</text:p>
          </table:table-cell>
          <table:table-cell office:value-type="float" office:value="137272" calcext:value-type="float">
            <text:p>137272</text:p>
          </table:table-cell>
          <table:table-cell table:number-columns-repeated="2"/>
          <table:table-cell table:formula="of:=13.69381*EXP(0.0338898*[.A16])" office:value-type="float" office:value="128951.275915431" calcext:value-type="float">
            <text:p>128951.275915431</text:p>
          </table:table-cell>
          <table:table-cell table:number-columns-repeated="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5537" calcext:value-type="float">
            <text:p>65537</text:p>
          </table:table-cell>
          <table:table-cell office:value-type="float" office:value="2.52638488423187E+081" calcext:value-type="float">
            <text:p>2.52638488423187E+081</text:p>
          </table:table-cell>
          <table:table-cell office:value-type="float" office:value="7.7946049344902E+079" calcext:value-type="float">
            <text:p>7.7946049344902E+079</text:p>
          </table:table-cell>
          <table:table-cell office:value-type="float" office:value="143858" calcext:value-type="float">
            <text:p>143858</text:p>
          </table:table-cell>
          <table:table-cell table:number-columns-repeated="2"/>
          <table:table-cell table:formula="of:=13.69381*EXP(0.0338898*[.A17])" office:value-type="float" office:value="133396.30399734" calcext:value-type="float">
            <text:p>133396.30399734</text:p>
          </table:table-cell>
          <table:table-cell table:number-columns-repeated="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5537" calcext:value-type="float">
            <text:p>65537</text:p>
          </table:table-cell>
          <table:table-cell office:value-type="float" office:value="6.53675469068428E+081" calcext:value-type="float">
            <text:p>6.53675469068428E+081</text:p>
          </table:table-cell>
          <table:table-cell office:value-type="float" office:value="1.09595893222514E+081" calcext:value-type="float">
            <text:p>1.09595893222514E+081</text:p>
          </table:table-cell>
          <table:table-cell office:value-type="float" office:value="144806" calcext:value-type="float">
            <text:p>144806</text:p>
          </table:table-cell>
          <table:table-cell table:number-columns-repeated="2"/>
          <table:table-cell table:formula="of:=13.69381*EXP(0.0338898*[.A18])" office:value-type="float" office:value="137994.554872189" calcext:value-type="float">
            <text:p>137994.554872189</text:p>
          </table:table-cell>
          <table:table-cell table:number-columns-repeated="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5537" calcext:value-type="float">
            <text:p>65537</text:p>
          </table:table-cell>
          <table:table-cell office:value-type="float" office:value="1.03306328918443E+082" calcext:value-type="float">
            <text:p>1.03306328918443E+082</text:p>
          </table:table-cell>
          <table:table-cell office:value-type="float" office:value="9.60064584754672E+081" calcext:value-type="float">
            <text:p>9.60064584754672E+081</text:p>
          </table:table-cell>
          <table:table-cell office:value-type="float" office:value="141833" calcext:value-type="float">
            <text:p>141833</text:p>
          </table:table-cell>
          <table:table-cell table:number-columns-repeated="2"/>
          <table:table-cell table:formula="of:=13.69381*EXP(0.0338898*[.A19])" office:value-type="float" office:value="142751.310221858" calcext:value-type="float">
            <text:p>142751.310221858</text:p>
          </table:table-cell>
          <table:table-cell table:number-columns-repeated="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5537" calcext:value-type="float">
            <text:p>65537</text:p>
          </table:table-cell>
          <table:table-cell office:value-type="float" office:value="2.19963443159633E+082" calcext:value-type="float">
            <text:p>2.19963443159633E+082</text:p>
          </table:table-cell>
          <table:table-cell office:value-type="float" office:value="2.98377254022787E+081" calcext:value-type="float">
            <text:p>2.98377254022787E+081</text:p>
          </table:table-cell>
          <table:table-cell office:value-type="float" office:value="134218" calcext:value-type="float">
            <text:p>134218</text:p>
          </table:table-cell>
          <table:table-cell table:number-columns-repeated="2"/>
          <table:table-cell table:formula="of:=13.69381*EXP(0.0338898*[.A20])" office:value-type="float" office:value="147672.033790981" calcext:value-type="float">
            <text:p>147672.033790981</text:p>
          </table:table-cell>
          <table:table-cell table:number-columns-repeated="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5537" calcext:value-type="float">
            <text:p>65537</text:p>
          </table:table-cell>
          <table:table-cell office:value-type="float" office:value="3.7778135296304E+082" calcext:value-type="float">
            <text:p>3.7778135296304E+082</text:p>
          </table:table-cell>
          <table:table-cell office:value-type="float" office:value="2.21041606431798E+082" calcext:value-type="float">
            <text:p>2.21041606431798E+082</text:p>
          </table:table-cell>
          <table:table-cell office:value-type="float" office:value="150546" calcext:value-type="float">
            <text:p>150546</text:p>
          </table:table-cell>
          <table:table-cell table:number-columns-repeated="2"/>
          <table:table-cell table:formula="of:=13.69381*EXP(0.0338898*[.A21])" office:value-type="float" office:value="152762.377662754" calcext:value-type="float">
            <text:p>152762.377662754</text:p>
          </table:table-cell>
          <table:table-cell table:number-columns-repeated="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5537" calcext:value-type="float">
            <text:p>65537</text:p>
          </table:table-cell>
          <table:table-cell office:value-type="float" office:value="9.35003988669082E+082" calcext:value-type="float">
            <text:p>9.35003988669082E+082</text:p>
          </table:table-cell>
          <table:table-cell office:value-type="float" office:value="5.2897054927573E+082" calcext:value-type="float">
            <text:p>5.2897054927573E+082</text:p>
          </table:table-cell>
          <table:table-cell office:value-type="float" office:value="143897" calcext:value-type="float">
            <text:p>143897</text:p>
          </table:table-cell>
          <table:table-cell table:number-columns-repeated="2"/>
          <table:table-cell table:formula="of:=13.69381*EXP(0.0338898*[.A22])" office:value-type="float" office:value="158028.188751087" calcext:value-type="float">
            <text:p>158028.188751087</text:p>
          </table:table-cell>
          <table:table-cell table:number-columns-repeated="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5537" calcext:value-type="float">
            <text:p>65537</text:p>
          </table:table-cell>
          <table:table-cell office:value-type="float" office:value="1.78565112227969E+083" calcext:value-type="float">
            <text:p>1.78565112227969E+083</text:p>
          </table:table-cell>
          <table:table-cell office:value-type="float" office:value="1.99961755747297E+082" calcext:value-type="float">
            <text:p>1.99961755747297E+082</text:p>
          </table:table-cell>
          <table:table-cell office:value-type="float" office:value="145446" calcext:value-type="float">
            <text:p>145446</text:p>
          </table:table-cell>
          <table:table-cell table:number-columns-repeated="2"/>
          <table:table-cell table:formula="of:=13.69381*EXP(0.0338898*[.A23])" office:value-type="float" office:value="163475.515516527" calcext:value-type="float">
            <text:p>163475.515516527</text:p>
          </table:table-cell>
          <table:table-cell table:number-columns-repeated="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5537" calcext:value-type="float">
            <text:p>65537</text:p>
          </table:table-cell>
          <table:table-cell office:value-type="float" office:value="3.34693662193785E+083" calcext:value-type="float">
            <text:p>3.34693662193785E+083</text:p>
          </table:table-cell>
          <table:table-cell office:value-type="float" office:value="1.04130548730203E+082" calcext:value-type="float">
            <text:p>1.04130548730203E+082</text:p>
          </table:table-cell>
          <table:table-cell office:value-type="float" office:value="140809" calcext:value-type="float">
            <text:p>140809</text:p>
          </table:table-cell>
          <table:table-cell table:number-columns-repeated="2"/>
          <table:table-cell table:formula="of:=13.69381*EXP(0.0338898*[.A24])" office:value-type="float" office:value="169110.614913698" calcext:value-type="float">
            <text:p>169110.614913698</text:p>
          </table:table-cell>
          <table:table-cell table:number-columns-repeated="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5537" calcext:value-type="float">
            <text:p>65537</text:p>
          </table:table-cell>
          <table:table-cell office:value-type="float" office:value="7.55521337125428E+083" calcext:value-type="float">
            <text:p>7.55521337125428E+083</text:p>
          </table:table-cell>
          <table:table-cell office:value-type="float" office:value="4.07186309239166E+083" calcext:value-type="float">
            <text:p>4.07186309239166E+083</text:p>
          </table:table-cell>
          <table:table-cell office:value-type="float" office:value="147342" calcext:value-type="float">
            <text:p>147342</text:p>
          </table:table-cell>
          <table:table-cell table:number-columns-repeated="2"/>
          <table:table-cell table:formula="of:=13.69381*EXP(0.0338898*[.A25])" office:value-type="float" office:value="174939.959578215" calcext:value-type="float">
            <text:p>174939.959578215</text:p>
          </table:table-cell>
          <table:table-cell table:number-columns-repeated="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537" calcext:value-type="float">
            <text:p>65537</text:p>
          </table:table-cell>
          <table:table-cell office:value-type="float" office:value="1.67683484237202E+084" calcext:value-type="float">
            <text:p>1.67683484237202E+084</text:p>
          </table:table-cell>
          <table:table-cell office:value-type="float" office:value="2.3319152163478E+083" calcext:value-type="float">
            <text:p>2.3319152163478E+083</text:p>
          </table:table-cell>
          <table:table-cell office:value-type="float" office:value="163930" calcext:value-type="float">
            <text:p>163930</text:p>
          </table:table-cell>
          <table:table-cell table:number-columns-repeated="2"/>
          <table:table-cell table:formula="of:=13.69381*EXP(0.0338898*[.A26])" office:value-type="float" office:value="180970.245261338" calcext:value-type="float">
            <text:p>180970.245261338</text:p>
          </table:table-cell>
          <table:table-cell table:number-columns-repeated="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5537" calcext:value-type="float">
            <text:p>65537</text:p>
          </table:table-cell>
          <table:table-cell office:value-type="float" office:value="2.82261215661835E+084" calcext:value-type="float">
            <text:p>2.82261215661835E+084</text:p>
          </table:table-cell>
          <table:table-cell office:value-type="float" office:value="7.73949684215508E+082" calcext:value-type="float">
            <text:p>7.73949684215508E+082</text:p>
          </table:table-cell>
          <table:table-cell office:value-type="float" office:value="222834" calcext:value-type="float">
            <text:p>222834</text:p>
          </table:table-cell>
          <table:table-cell table:number-columns-repeated="2"/>
          <table:table-cell table:formula="of:=13.69381*EXP(0.0338898*[.A27])" office:value-type="float" office:value="187208.3985209" calcext:value-type="float">
            <text:p>187208.3985209</text:p>
          </table:table-cell>
          <table:table-cell table:number-columns-repeated="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5537" calcext:value-type="float">
            <text:p>65537</text:p>
          </table:table-cell>
          <table:table-cell office:value-type="float" office:value="5.53374470720895E+084" calcext:value-type="float">
            <text:p>5.53374470720895E+084</text:p>
          </table:table-cell>
          <table:table-cell office:value-type="float" office:value="4.62765174517133E+084" calcext:value-type="float">
            <text:p>4.62765174517133E+084</text:p>
          </table:table-cell>
          <table:table-cell office:value-type="float" office:value="217442" calcext:value-type="float">
            <text:p>217442</text:p>
          </table:table-cell>
          <table:table-cell table:number-columns-repeated="2"/>
          <table:table-cell table:formula="of:=13.69381*EXP(0.0338898*[.A28])" office:value-type="float" office:value="193661.584677354" calcext:value-type="float">
            <text:p>193661.584677354</text:p>
          </table:table-cell>
          <table:table-cell table:number-columns-repeated="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5537" calcext:value-type="float">
            <text:p>65537</text:p>
          </table:table-cell>
          <table:table-cell office:value-type="float" office:value="1.27832384866442E+085" calcext:value-type="float">
            <text:p>1.27832384866442E+085</text:p>
          </table:table-cell>
          <table:table-cell office:value-type="float" office:value="8.90244881164727E+084" calcext:value-type="float">
            <text:p>8.90244881164727E+084</text:p>
          </table:table-cell>
          <table:table-cell office:value-type="float" office:value="165656" calcext:value-type="float">
            <text:p>165656</text:p>
          </table:table-cell>
          <table:table-cell table:number-columns-repeated="2"/>
          <table:table-cell table:formula="of:=13.69381*EXP(0.0338898*[.A29])" office:value-type="float" office:value="200337.216044061" calcext:value-type="float">
            <text:p>200337.216044061</text:p>
          </table:table-cell>
          <table:table-cell table:number-columns-repeated="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5537" calcext:value-type="float">
            <text:p>65537</text:p>
          </table:table-cell>
          <table:table-cell office:value-type="float" office:value="2.34573156606088E+085" calcext:value-type="float">
            <text:p>2.34573156606088E+085</text:p>
          </table:table-cell>
          <table:table-cell office:value-type="float" office:value="1.88862584211619E+085" calcext:value-type="float">
            <text:p>1.88862584211619E+085</text:p>
          </table:table-cell>
          <table:table-cell office:value-type="float" office:value="224011" calcext:value-type="float">
            <text:p>224011</text:p>
          </table:table-cell>
          <table:table-cell table:number-columns-repeated="2"/>
          <table:table-cell table:formula="of:=13.69381*EXP(0.0338898*[.A30])" office:value-type="float" office:value="207242.96044128" calcext:value-type="float">
            <text:p>207242.96044128</text:p>
          </table:table-cell>
          <table:table-cell table:number-columns-repeated="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5537" calcext:value-type="float">
            <text:p>65537</text:p>
          </table:table-cell>
          <table:table-cell office:value-type="float" office:value="4.99452653743559E+085" calcext:value-type="float">
            <text:p>4.99452653743559E+085</text:p>
          </table:table-cell>
          <table:table-cell office:value-type="float" office:value="1.2739140577044E+085" calcext:value-type="float">
            <text:p>1.2739140577044E+085</text:p>
          </table:table-cell>
          <table:table-cell office:value-type="float" office:value="167737" calcext:value-type="float">
            <text:p>167737</text:p>
          </table:table-cell>
          <table:table-cell table:number-columns-repeated="2"/>
          <table:table-cell table:formula="of:=13.69381*EXP(0.0338898*[.A31])" office:value-type="float" office:value="214386.750003654" calcext:value-type="float">
            <text:p>214386.750003654</text:p>
          </table:table-cell>
          <table:table-cell table:number-columns-repeated="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5537" calcext:value-type="float">
            <text:p>65537</text:p>
          </table:table-cell>
          <table:table-cell office:value-type="float" office:value="8.13632387090533E+085" calcext:value-type="float">
            <text:p>8.13632387090533E+085</text:p>
          </table:table-cell>
          <table:table-cell office:value-type="float" office:value="5.44031384327849E+085" calcext:value-type="float">
            <text:p>5.44031384327849E+085</text:p>
          </table:table-cell>
          <table:table-cell office:value-type="float" office:value="172879" calcext:value-type="float">
            <text:p>172879</text:p>
          </table:table-cell>
          <table:table-cell table:number-columns-repeated="2"/>
          <table:table-cell table:formula="of:=13.69381*EXP(0.0338898*[.A32])" office:value-type="float" office:value="221776.790291277" calcext:value-type="float">
            <text:p>221776.790291277</text:p>
          </table:table-cell>
          <table:table-cell table:number-columns-repeated="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5537" calcext:value-type="float">
            <text:p>65537</text:p>
          </table:table-cell>
          <table:table-cell office:value-type="float" office:value="2.33877487279794E+086" calcext:value-type="float">
            <text:p>2.33877487279794E+086</text:p>
          </table:table-cell>
          <table:table-cell office:value-type="float" office:value="8.66820905141551E+084" calcext:value-type="float">
            <text:p>8.66820905141551E+084</text:p>
          </table:table-cell>
          <table:table-cell office:value-type="float" office:value="168482" calcext:value-type="float">
            <text:p>168482</text:p>
          </table:table-cell>
          <table:table-cell table:number-columns-repeated="2"/>
          <table:table-cell table:formula="of:=13.69381*EXP(0.0338898*[.A33])" office:value-type="float" office:value="229421.569714839" calcext:value-type="float">
            <text:p>229421.569714839</text:p>
          </table:table-cell>
          <table:table-cell table:number-columns-repeated="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5537" calcext:value-type="float">
            <text:p>65537</text:p>
          </table:table-cell>
          <table:table-cell office:value-type="float" office:value="4.24018075419076E+086" calcext:value-type="float">
            <text:p>4.24018075419076E+086</text:p>
          </table:table-cell>
          <table:table-cell office:value-type="float" office:value="9.63303954241821E+085" calcext:value-type="float">
            <text:p>9.63303954241821E+085</text:p>
          </table:table-cell>
          <table:table-cell office:value-type="float" office:value="185300" calcext:value-type="float">
            <text:p>185300</text:p>
          </table:table-cell>
          <table:table-cell table:number-columns-repeated="2"/>
          <table:table-cell table:formula="of:=13.69381*EXP(0.0338898*[.A34])" office:value-type="float" office:value="237329.869285654" calcext:value-type="float">
            <text:p>237329.869285654</text:p>
          </table:table-cell>
          <table:table-cell table:number-columns-repeated="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5537" calcext:value-type="float">
            <text:p>65537</text:p>
          </table:table-cell>
          <table:table-cell office:value-type="float" office:value="6.97806566976286E+086" calcext:value-type="float">
            <text:p>6.97806566976286E+086</text:p>
          </table:table-cell>
          <table:table-cell office:value-type="float" office:value="2.65911183051799E+086" calcext:value-type="float">
            <text:p>2.65911183051799E+086</text:p>
          </table:table-cell>
          <table:table-cell office:value-type="float" office:value="188401" calcext:value-type="float">
            <text:p>188401</text:p>
          </table:table-cell>
          <table:table-cell table:number-columns-repeated="2"/>
          <table:table-cell table:formula="of:=13.69381*EXP(0.0338898*[.A35])" office:value-type="float" office:value="245510.772701781" calcext:value-type="float">
            <text:p>245510.772701781</text:p>
          </table:table-cell>
          <table:table-cell table:number-columns-repeated="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537" calcext:value-type="float">
            <text:p>65537</text:p>
          </table:table-cell>
          <table:table-cell office:value-type="float" office:value="1.24072499932306E+087" calcext:value-type="float">
            <text:p>1.24072499932306E+087</text:p>
          </table:table-cell>
          <table:table-cell office:value-type="float" office:value="5.78059678186829E+086" calcext:value-type="float">
            <text:p>5.78059678186829E+086</text:p>
          </table:table-cell>
          <table:table-cell office:value-type="float" office:value="232583" calcext:value-type="float">
            <text:p>232583</text:p>
          </table:table-cell>
          <table:table-cell table:number-columns-repeated="2"/>
          <table:table-cell table:formula="of:=13.69381*EXP(0.0338898*[.A36])" office:value-type="float" office:value="253973.676781818" calcext:value-type="float">
            <text:p>253973.676781818</text:p>
          </table:table-cell>
          <table:table-cell table:number-columns-repeated="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5537" calcext:value-type="float">
            <text:p>65537</text:p>
          </table:table-cell>
          <table:table-cell office:value-type="float" office:value="3.32957349725134E+087" calcext:value-type="float">
            <text:p>3.32957349725134E+087</text:p>
          </table:table-cell>
          <table:table-cell office:value-type="float" office:value="1.49385506070126E+087" calcext:value-type="float">
            <text:p>1.49385506070126E+087</text:p>
          </table:table-cell>
          <table:table-cell office:value-type="float" office:value="259925" calcext:value-type="float">
            <text:p>259925</text:p>
          </table:table-cell>
          <table:table-cell table:number-columns-repeated="2"/>
          <table:table-cell table:formula="of:=13.69381*EXP(0.0338898*[.A37])" office:value-type="float" office:value="262728.302258352" calcext:value-type="float">
            <text:p>262728.302258352</text:p>
          </table:table-cell>
          <table:table-cell table:number-columns-repeated="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5537" calcext:value-type="float">
            <text:p>65537</text:p>
          </table:table-cell>
          <table:table-cell office:value-type="float" office:value="4.94728142860016E+087" calcext:value-type="float">
            <text:p>4.94728142860016E+087</text:p>
          </table:table-cell>
          <table:table-cell office:value-type="float" office:value="4.82582063822804E+087" calcext:value-type="float">
            <text:p>4.82582063822804E+087</text:p>
          </table:table-cell>
          <table:table-cell office:value-type="float" office:value="272934" calcext:value-type="float">
            <text:p>272934</text:p>
          </table:table-cell>
          <table:table-cell table:number-columns-repeated="2"/>
          <table:table-cell table:formula="of:=13.69381*EXP(0.0338898*[.A38])" office:value-type="float" office:value="271784.704943475" calcext:value-type="float">
            <text:p>271784.704943475</text:p>
          </table:table-cell>
          <table:table-cell table:number-columns-repeated="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5537" calcext:value-type="float">
            <text:p>65537</text:p>
          </table:table-cell>
          <table:table-cell office:value-type="float" office:value="1.40390528201705E+088" calcext:value-type="float">
            <text:p>1.40390528201705E+088</text:p>
          </table:table-cell>
          <table:table-cell office:value-type="float" office:value="9.16885940474753E+087" calcext:value-type="float">
            <text:p>9.16885940474753E+087</text:p>
          </table:table-cell>
          <table:table-cell office:value-type="float" office:value="296199" calcext:value-type="float">
            <text:p>296199</text:p>
          </table:table-cell>
          <table:table-cell table:number-columns-repeated="2"/>
          <table:table-cell table:formula="of:=13.69381*EXP(0.0338898*[.A39])" office:value-type="float" office:value="281153.287279173" calcext:value-type="float">
            <text:p>281153.287279173</text:p>
          </table:table-cell>
          <table:table-cell table:number-columns-repeated="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5537" calcext:value-type="float">
            <text:p>65537</text:p>
          </table:table-cell>
          <table:table-cell office:value-type="float" office:value="3.04399354396033E+088" calcext:value-type="float">
            <text:p>3.04399354396033E+088</text:p>
          </table:table-cell>
          <table:table-cell office:value-type="float" office:value="1.36716587525325E+088" calcext:value-type="float">
            <text:p>1.36716587525325E+088</text:p>
          </table:table-cell>
          <table:table-cell office:value-type="float" office:value="321181" calcext:value-type="float">
            <text:p>321181</text:p>
          </table:table-cell>
          <table:table-cell table:number-columns-repeated="2"/>
          <table:table-cell table:formula="of:=13.69381*EXP(0.0338898*[.A40])" office:value-type="float" office:value="290844.810285868" calcext:value-type="float">
            <text:p>290844.810285868</text:p>
          </table:table-cell>
          <table:table-cell table:number-columns-repeated="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5537" calcext:value-type="float">
            <text:p>65537</text:p>
          </table:table-cell>
          <table:table-cell office:value-type="float" office:value="4.94794020542352E+088" calcext:value-type="float">
            <text:p>4.94794020542352E+088</text:p>
          </table:table-cell>
          <table:table-cell office:value-type="float" office:value="2.63889640966429E+088" calcext:value-type="float">
            <text:p>2.63889640966429E+088</text:p>
          </table:table-cell>
          <table:table-cell office:value-type="float" office:value="263659" calcext:value-type="float">
            <text:p>263659</text:p>
          </table:table-cell>
          <table:table-cell table:number-columns-repeated="2"/>
          <table:table-cell table:formula="of:=13.69381*EXP(0.0338898*[.A41])" office:value-type="float" office:value="300870.405922828" calcext:value-type="float">
            <text:p>300870.405922828</text:p>
          </table:table-cell>
          <table:table-cell table:number-columns-repeated="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5537" calcext:value-type="float">
            <text:p>65537</text:p>
          </table:table-cell>
          <table:table-cell office:value-type="float" office:value="9.81260021351241E+088" calcext:value-type="float">
            <text:p>9.81260021351241E+088</text:p>
          </table:table-cell>
          <table:table-cell office:value-type="float" office:value="7.28252837000519E+088" calcext:value-type="float">
            <text:p>7.28252837000519E+088</text:p>
          </table:table-cell>
          <table:table-cell office:value-type="float" office:value="293733" calcext:value-type="float">
            <text:p>293733</text:p>
          </table:table-cell>
          <table:table-cell table:number-columns-repeated="2"/>
          <table:table-cell table:formula="of:=13.69381*EXP(0.0338898*[.A42])" office:value-type="float" office:value="311241.589874659" calcext:value-type="float">
            <text:p>311241.589874659</text:p>
          </table:table-cell>
          <table:table-cell table:number-columns-repeated="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5537" calcext:value-type="float">
            <text:p>65537</text:p>
          </table:table-cell>
          <table:table-cell office:value-type="float" office:value="1.70626156691479E+089" calcext:value-type="float">
            <text:p>1.70626156691479E+089</text:p>
          </table:table-cell>
          <table:table-cell office:value-type="float" office:value="1.63336332031575E+089" calcext:value-type="float">
            <text:p>1.63336332031575E+089</text:p>
          </table:table-cell>
          <table:table-cell office:value-type="float" office:value="303500" calcext:value-type="float">
            <text:p>303500</text:p>
          </table:table-cell>
          <table:table-cell table:number-columns-repeated="2"/>
          <table:table-cell table:formula="of:=13.69381*EXP(0.0338898*[.A43])" office:value-type="float" office:value="321970.274778546" calcext:value-type="float">
            <text:p>321970.274778546</text:p>
          </table:table-cell>
          <table:table-cell table:number-columns-repeated="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5537" calcext:value-type="float">
            <text:p>65537</text:p>
          </table:table-cell>
          <table:table-cell office:value-type="float" office:value="3.3383060166511E+089" calcext:value-type="float">
            <text:p>3.3383060166511E+089</text:p>
          </table:table-cell>
          <table:table-cell office:value-type="float" office:value="1.8908085407951E+088" calcext:value-type="float">
            <text:p>1.8908085407951E+088</text:p>
          </table:table-cell>
          <table:table-cell office:value-type="float" office:value="311493" calcext:value-type="float">
            <text:p>311493</text:p>
          </table:table-cell>
          <table:table-cell table:number-columns-repeated="2"/>
          <table:table-cell table:formula="of:=13.69381*EXP(0.0338898*[.A44])" office:value-type="float" office:value="333068.783907444" calcext:value-type="float">
            <text:p>333068.783907444</text:p>
          </table:table-cell>
          <table:table-cell table:number-columns-repeated="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5537" calcext:value-type="float">
            <text:p>65537</text:p>
          </table:table-cell>
          <table:table-cell office:value-type="float" office:value="7.73120544812945E+089" calcext:value-type="float">
            <text:p>7.73120544812945E+089</text:p>
          </table:table-cell>
          <table:table-cell office:value-type="float" office:value="3.60235928970702E+089" calcext:value-type="float">
            <text:p>3.60235928970702E+089</text:p>
          </table:table-cell>
          <table:table-cell office:value-type="float" office:value="373201" calcext:value-type="float">
            <text:p>373201</text:p>
          </table:table-cell>
          <table:table-cell table:number-columns-repeated="2"/>
          <table:table-cell table:formula="of:=13.69381*EXP(0.0338898*[.A45])" office:value-type="float" office:value="344549.865324947" calcext:value-type="float">
            <text:p>344549.865324947</text:p>
          </table:table-cell>
          <table:table-cell table:number-columns-repeated="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5537" calcext:value-type="float">
            <text:p>65537</text:p>
          </table:table-cell>
          <table:table-cell office:value-type="float" office:value="1.3686658193954E+090" calcext:value-type="float">
            <text:p>1.3686658193954E+090</text:p>
          </table:table-cell>
          <table:table-cell office:value-type="float" office:value="1.18745652823325E+090" calcext:value-type="float">
            <text:p>1.18745652823325E+090</text:p>
          </table:table-cell>
          <table:table-cell office:value-type="float" office:value="373726" calcext:value-type="float">
            <text:p>373726</text:p>
          </table:table-cell>
          <table:table-cell table:number-columns-repeated="2"/>
          <table:table-cell table:formula="of:=13.69381*EXP(0.0338898*[.A46])" office:value-type="float" office:value="356426.706528067" calcext:value-type="float">
            <text:p>356426.706528067</text:p>
          </table:table-cell>
          <table:table-cell table:number-columns-repeated="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5537" calcext:value-type="float">
            <text:p>65537</text:p>
          </table:table-cell>
          <table:table-cell office:value-type="float" office:value="2.61018200179046E+090" calcext:value-type="float">
            <text:p>2.61018200179046E+090</text:p>
          </table:table-cell>
          <table:table-cell office:value-type="float" office:value="2.93967580988073E+089" calcext:value-type="float">
            <text:p>2.93967580988073E+089</text:p>
          </table:table-cell>
          <table:table-cell office:value-type="float" office:value="353929" calcext:value-type="float">
            <text:p>353929</text:p>
          </table:table-cell>
          <table:table-cell table:number-columns-repeated="2"/>
          <table:table-cell table:formula="of:=13.69381*EXP(0.0338898*[.A47])" office:value-type="float" office:value="368712.949594778" calcext:value-type="float">
            <text:p>368712.949594778</text:p>
          </table:table-cell>
          <table:table-cell table:number-columns-repeated="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5537" calcext:value-type="float">
            <text:p>65537</text:p>
          </table:table-cell>
          <table:table-cell office:value-type="float" office:value="6.80031507933203E+090" calcext:value-type="float">
            <text:p>6.80031507933203E+090</text:p>
          </table:table-cell>
          <table:table-cell office:value-type="float" office:value="4.81532907955142E+090" calcext:value-type="float">
            <text:p>4.81532907955142E+090</text:p>
          </table:table-cell>
          <table:table-cell office:value-type="float" office:value="279171" calcext:value-type="float">
            <text:p>279171</text:p>
          </table:table-cell>
          <table:table-cell table:number-columns-repeated="2"/>
          <table:table-cell table:formula="of:=13.69381*EXP(0.0338898*[.A48])" office:value-type="float" office:value="381422.706853692" calcext:value-type="float">
            <text:p>381422.706853692</text:p>
          </table:table-cell>
          <table:table-cell table:number-columns-repeated="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5537" calcext:value-type="float">
            <text:p>65537</text:p>
          </table:table-cell>
          <table:table-cell office:value-type="float" office:value="1.4268104978439E+091" calcext:value-type="float">
            <text:p>1.4268104978439E+091</text:p>
          </table:table-cell>
          <table:table-cell office:value-type="float" office:value="1.07662286554735E+091" calcext:value-type="float">
            <text:p>1.07662286554735E+091</text:p>
          </table:table-cell>
          <table:table-cell office:value-type="float" office:value="355559" calcext:value-type="float">
            <text:p>355559</text:p>
          </table:table-cell>
          <table:table-cell table:number-columns-repeated="2"/>
          <table:table-cell table:formula="of:=13.69381*EXP(0.0338898*[.A49])" office:value-type="float" office:value="394570.577093876" calcext:value-type="float">
            <text:p>394570.577093876</text:p>
          </table:table-cell>
          <table:table-cell table:number-columns-repeated="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5537" calcext:value-type="float">
            <text:p>65537</text:p>
          </table:table-cell>
          <table:table-cell office:value-type="float" office:value="2.6500898863866E+091" calcext:value-type="float">
            <text:p>2.6500898863866E+091</text:p>
          </table:table-cell>
          <table:table-cell office:value-type="float" office:value="1.32834052165647E+091" calcext:value-type="float">
            <text:p>1.32834052165647E+091</text:p>
          </table:table-cell>
          <table:table-cell office:value-type="float" office:value="355209" calcext:value-type="float">
            <text:p>355209</text:p>
          </table:table-cell>
          <table:table-cell table:number-columns-repeated="2"/>
          <table:table-cell table:formula="of:=13.69381*EXP(0.0338898*[.A50])" office:value-type="float" office:value="408171.662333448" calcext:value-type="float">
            <text:p>408171.662333448</text:p>
          </table:table-cell>
          <table:table-cell table:number-columns-repeated="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5537" calcext:value-type="float">
            <text:p>65537</text:p>
          </table:table-cell>
          <table:table-cell office:value-type="float" office:value="5.64981855780843E+091" calcext:value-type="float">
            <text:p>5.64981855780843E+091</text:p>
          </table:table-cell>
          <table:table-cell office:value-type="float" office:value="1.59933219226486E+091" calcext:value-type="float">
            <text:p>1.59933219226486E+091</text:p>
          </table:table-cell>
          <table:table-cell office:value-type="float" office:value="363121" calcext:value-type="float">
            <text:p>363121</text:p>
          </table:table-cell>
          <table:table-cell table:number-columns-repeated="2"/>
          <table:table-cell table:formula="of:=13.69381*EXP(0.0338898*[.A51])" office:value-type="float" office:value="422241.585166173" calcext:value-type="float">
            <text:p>422241.585166173</text:p>
          </table:table-cell>
          <table:table-cell table:number-columns-repeated="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5537" calcext:value-type="float">
            <text:p>65537</text:p>
          </table:table-cell>
          <table:table-cell office:value-type="float" office:value="7.75748358642469E+091" calcext:value-type="float">
            <text:p>7.75748358642469E+091</text:p>
          </table:table-cell>
          <table:table-cell office:value-type="float" office:value="5.11219553250982E+091" calcext:value-type="float">
            <text:p>5.11219553250982E+091</text:p>
          </table:table-cell>
          <table:table-cell office:value-type="float" office:value="458892" calcext:value-type="float">
            <text:p>458892</text:p>
          </table:table-cell>
          <table:table-cell table:number-columns-repeated="2"/>
          <table:table-cell table:formula="of:=13.69381*EXP(0.0338898*[.A52])" office:value-type="float" office:value="436796.506706029" calcext:value-type="float">
            <text:p>436796.506706029</text:p>
          </table:table-cell>
          <table:table-cell table:number-columns-repeated="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5537" calcext:value-type="float">
            <text:p>65537</text:p>
          </table:table-cell>
          <table:table-cell office:value-type="float" office:value="1.70750038619994E+092" calcext:value-type="float">
            <text:p>1.70750038619994E+092</text:p>
          </table:table-cell>
          <table:table-cell office:value-type="float" office:value="3.75255627545322E+091" calcext:value-type="float">
            <text:p>3.75255627545322E+091</text:p>
          </table:table-cell>
          <table:table-cell office:value-type="float" office:value="546077" calcext:value-type="float">
            <text:p>546077</text:p>
          </table:table-cell>
          <table:table-cell table:number-columns-repeated="2"/>
          <table:table-cell table:formula="of:=13.69381*EXP(0.0338898*[.A53])" office:value-type="float" office:value="451853.145150315" calcext:value-type="float">
            <text:p>451853.145150315</text:p>
          </table:table-cell>
          <table:table-cell table:number-columns-repeated="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5537" calcext:value-type="float">
            <text:p>65537</text:p>
          </table:table-cell>
          <table:table-cell office:value-type="float" office:value="3.54226927443335E+092" calcext:value-type="float">
            <text:p>3.54226927443335E+092</text:p>
          </table:table-cell>
          <table:table-cell office:value-type="float" office:value="1.15564123100935E+092" calcext:value-type="float">
            <text:p>1.15564123100935E+092</text:p>
          </table:table-cell>
          <table:table-cell office:value-type="float" office:value="467877" calcext:value-type="float">
            <text:p>467877</text:p>
          </table:table-cell>
          <table:table-cell table:number-columns-repeated="2"/>
          <table:table-cell table:formula="of:=13.69381*EXP(0.0338898*[.A54])" office:value-type="float" office:value="467428.794982654" calcext:value-type="float">
            <text:p>467428.794982654</text:p>
          </table:table-cell>
          <table:table-cell table:number-columns-repeated="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5537" calcext:value-type="float">
            <text:p>65537</text:p>
          </table:table-cell>
          <table:table-cell office:value-type="float" office:value="7.72311580785825E+092" calcext:value-type="float">
            <text:p>7.72311580785825E+092</text:p>
          </table:table-cell>
          <table:table-cell office:value-type="float" office:value="2.48213968080502E+092" calcext:value-type="float">
            <text:p>2.48213968080502E+092</text:p>
          </table:table-cell>
          <table:table-cell office:value-type="float" office:value="526439" calcext:value-type="float">
            <text:p>526439</text:p>
          </table:table-cell>
          <table:table-cell table:number-columns-repeated="2"/>
          <table:table-cell table:formula="of:=13.69381*EXP(0.0338898*[.A55])" office:value-type="float" office:value="483541.346837925" calcext:value-type="float">
            <text:p>483541.346837925</text:p>
          </table:table-cell>
          <table:table-cell table:number-columns-repeated="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5537" calcext:value-type="float">
            <text:p>65537</text:p>
          </table:table-cell>
          <table:table-cell office:value-type="float" office:value="1.3934864007652E+093" calcext:value-type="float">
            <text:p>1.3934864007652E+093</text:p>
          </table:table-cell>
          <table:table-cell office:value-type="float" office:value="7.63688466916149E+092" calcext:value-type="float">
            <text:p>7.63688466916149E+092</text:p>
          </table:table-cell>
          <table:table-cell office:value-type="float" office:value="595594" calcext:value-type="float">
            <text:p>595594</text:p>
          </table:table-cell>
          <table:table-cell table:number-columns-repeated="2"/>
          <table:table-cell table:formula="of:=13.69381*EXP(0.0338898*[.A56])" office:value-type="float" office:value="500209.308051959" calcext:value-type="float">
            <text:p>500209.308051959</text:p>
          </table:table-cell>
          <table:table-cell table:number-columns-repeated="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5537" calcext:value-type="float">
            <text:p>65537</text:p>
          </table:table-cell>
          <table:table-cell office:value-type="float" office:value="3.43039103912437E+093" calcext:value-type="float">
            <text:p>3.43039103912437E+093</text:p>
          </table:table-cell>
          <table:table-cell office:value-type="float" office:value="2.31705937300942E+093" calcext:value-type="float">
            <text:p>2.31705937300942E+093</text:p>
          </table:table-cell>
          <table:table-cell office:value-type="float" office:value="571105" calcext:value-type="float">
            <text:p>571105</text:p>
          </table:table-cell>
          <table:table-cell table:number-columns-repeated="2"/>
          <table:table-cell table:formula="of:=13.69381*EXP(0.0338898*[.A57])" office:value-type="float" office:value="517451.823919591" calcext:value-type="float">
            <text:p>517451.823919591</text:p>
          </table:table-cell>
          <table:table-cell table:number-columns-repeated="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5537" calcext:value-type="float">
            <text:p>65537</text:p>
          </table:table-cell>
          <table:table-cell office:value-type="float" office:value="6.10135005558749E+093" calcext:value-type="float">
            <text:p>6.10135005558749E+093</text:p>
          </table:table-cell>
          <table:table-cell office:value-type="float" office:value="2.19664242430363E+093" calcext:value-type="float">
            <text:p>2.19664242430363E+093</text:p>
          </table:table-cell>
          <table:table-cell office:value-type="float" office:value="627045" calcext:value-type="float">
            <text:p>627045</text:p>
          </table:table-cell>
          <table:table-cell table:number-columns-repeated="2"/>
          <table:table-cell table:formula="of:=13.69381*EXP(0.0338898*[.A58])" office:value-type="float" office:value="535288.699685489" calcext:value-type="float">
            <text:p>535288.699685489</text:p>
          </table:table-cell>
          <table:table-cell table:number-columns-repeated="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5537" calcext:value-type="float">
            <text:p>65537</text:p>
          </table:table-cell>
          <table:table-cell office:value-type="float" office:value="1.09410910398908E+094" calcext:value-type="float">
            <text:p>1.09410910398908E+094</text:p>
          </table:table-cell>
          <table:table-cell office:value-type="float" office:value="2.86394581365223E+093" calcext:value-type="float">
            <text:p>2.86394581365223E+093</text:p>
          </table:table-cell>
          <table:table-cell office:value-type="float" office:value="601067" calcext:value-type="float">
            <text:p>601067</text:p>
          </table:table-cell>
          <table:table-cell table:number-columns-repeated="2"/>
          <table:table-cell table:formula="of:=13.69381*EXP(0.0338898*[.A59])" office:value-type="float" office:value="553740.423293024" calcext:value-type="float">
            <text:p>553740.423293024</text:p>
          </table:table-cell>
          <table:table-cell table:number-columns-repeated="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5537" calcext:value-type="float">
            <text:p>65537</text:p>
          </table:table-cell>
          <table:table-cell office:value-type="float" office:value="2.57047773236998E+094" calcext:value-type="float">
            <text:p>2.57047773236998E+094</text:p>
          </table:table-cell>
          <table:table-cell office:value-type="float" office:value="3.06125985338781E+093" calcext:value-type="float">
            <text:p>3.06125985338781E+093</text:p>
          </table:table-cell>
          <table:table-cell office:value-type="float" office:value="633827" calcext:value-type="float">
            <text:p>633827</text:p>
          </table:table-cell>
          <table:table-cell table:number-columns-repeated="2"/>
          <table:table-cell table:formula="of:=13.69381*EXP(0.0338898*[.A60])" office:value-type="float" office:value="572828.188917304" calcext:value-type="float">
            <text:p>572828.188917304</text:p>
          </table:table-cell>
          <table:table-cell table:number-columns-repeated="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5537" calcext:value-type="float">
            <text:p>65537</text:p>
          </table:table-cell>
          <table:table-cell office:value-type="float" office:value="4.87725679722641E+094" calcext:value-type="float">
            <text:p>4.87725679722641E+094</text:p>
          </table:table-cell>
          <table:table-cell office:value-type="float" office:value="2.38218090665147E+094" calcext:value-type="float">
            <text:p>2.38218090665147E+094</text:p>
          </table:table-cell>
          <table:table-cell office:value-type="float" office:value="552210" calcext:value-type="float">
            <text:p>552210</text:p>
          </table:table-cell>
          <table:table-cell table:number-columns-repeated="2"/>
          <table:table-cell table:formula="of:=13.69381*EXP(0.0338898*[.A61])" office:value-type="float" office:value="592573.921309408" calcext:value-type="float">
            <text:p>592573.921309408</text:p>
          </table:table-cell>
          <table:table-cell table:number-columns-repeated="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5537" calcext:value-type="float">
            <text:p>65537</text:p>
          </table:table-cell>
          <table:table-cell office:value-type="float" office:value="9.88926092614038E+094" calcext:value-type="float">
            <text:p>9.88926092614038E+094</text:p>
          </table:table-cell>
          <table:table-cell office:value-type="float" office:value="3.14331132570045E+094" calcext:value-type="float">
            <text:p>3.14331132570045E+094</text:p>
          </table:table-cell>
          <table:table-cell office:value-type="float" office:value="620197" calcext:value-type="float">
            <text:p>620197</text:p>
          </table:table-cell>
          <table:table-cell table:number-columns-repeated="2"/>
          <table:table-cell table:formula="of:=13.69381*EXP(0.0338898*[.A62])" office:value-type="float" office:value="613000.300979778" calcext:value-type="float">
            <text:p>613000.300979778</text:p>
          </table:table-cell>
          <table:table-cell table:number-columns-repeated="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5537" calcext:value-type="float">
            <text:p>65537</text:p>
          </table:table-cell>
          <table:table-cell office:value-type="float" office:value="1.80698672200052E+095" calcext:value-type="float">
            <text:p>1.80698672200052E+095</text:p>
          </table:table-cell>
          <table:table-cell office:value-type="float" office:value="1.29712514055441E+095" calcext:value-type="float">
            <text:p>1.29712514055441E+095</text:p>
          </table:table-cell>
          <table:table-cell office:value-type="float" office:value="707046" calcext:value-type="float">
            <text:p>707046</text:p>
          </table:table-cell>
          <table:table-cell table:number-columns-repeated="2"/>
          <table:table-cell table:formula="of:=13.69381*EXP(0.0338898*[.A63])" office:value-type="float" office:value="634130.790249699" calcext:value-type="float">
            <text:p>634130.790249699</text:p>
          </table:table-cell>
          <table:table-cell table:number-columns-repeated="7"/>
          <table:table-cell table:formula="of:=18*3.6" office:value-type="float" office:value="64.8" calcext:value-type="float">
            <text:p>64.8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537" calcext:value-type="float">
            <text:p>65537</text:p>
          </table:table-cell>
          <table:table-cell office:value-type="float" office:value="3.64085985676382E+095" calcext:value-type="float">
            <text:p>3.64085985676382E+095</text:p>
          </table:table-cell>
          <table:table-cell office:value-type="float" office:value="3.59024992146754E+095" calcext:value-type="float">
            <text:p>3.59024992146754E+095</text:p>
          </table:table-cell>
          <table:table-cell office:value-type="float" office:value="694642" calcext:value-type="float">
            <text:p>694642</text:p>
          </table:table-cell>
          <table:table-cell table:number-columns-repeated="2"/>
          <table:table-cell table:formula="of:=13.69381*EXP(0.0338898*[.A64])" office:value-type="float" office:value="655989.660200793" calcext:value-type="float">
            <text:p>655989.660200793</text:p>
          </table:table-cell>
          <table:table-cell table:number-columns-repeated="7"/>
          <table:table-cell table:formula="of:=12*2.6" office:value-type="float" office:value="31.2" calcext:value-type="float">
            <text:p>31.2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5537" calcext:value-type="float">
            <text:p>65537</text:p>
          </table:table-cell>
          <table:table-cell office:value-type="float" office:value="7.49655002282669E+095" calcext:value-type="float">
            <text:p>7.49655002282669E+095</text:p>
          </table:table-cell>
          <table:table-cell office:value-type="float" office:value="5.87717991627379E+095" calcext:value-type="float">
            <text:p>5.87717991627379E+095</text:p>
          </table:table-cell>
          <table:table-cell office:value-type="float" office:value="565380" calcext:value-type="float">
            <text:p>565380</text:p>
          </table:table-cell>
          <table:table-cell table:number-columns-repeated="2"/>
          <table:table-cell table:formula="of:=13.69381*EXP(0.0338898*[.A65])" office:value-type="float" office:value="678602.018553467" calcext:value-type="float">
            <text:p>678602.018553467</text:p>
          </table:table-cell>
          <table:table-cell table:number-columns-repeated="7"/>
          <table:table-cell table:formula="of:=[.P63]/[.P64]" office:value-type="float" office:value="2.07692307692308" calcext:value-type="float">
            <text:p>2.07692307692308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5537" calcext:value-type="float">
            <text:p>65537</text:p>
          </table:table-cell>
          <table:table-cell office:value-type="float" office:value="1.93828597356858E+096" calcext:value-type="float">
            <text:p>1.93828597356858E+096</text:p>
          </table:table-cell>
          <table:table-cell office:value-type="float" office:value="7.35570905726903E+095" calcext:value-type="float">
            <text:p>7.35570905726903E+095</text:p>
          </table:table-cell>
          <table:table-cell office:value-type="float" office:value="683901" calcext:value-type="float">
            <text:p>683901</text:p>
          </table:table-cell>
          <table:table-cell table:number-columns-repeated="2"/>
          <table:table-cell table:formula="of:=13.69381*EXP(0.0338898*[.A66])" office:value-type="float" office:value="701993.838506366" calcext:value-type="float">
            <text:p>701993.838506366</text:p>
          </table:table-cell>
          <table:table-cell table:number-columns-repeated="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5537" calcext:value-type="float">
            <text:p>65537</text:p>
          </table:table-cell>
          <table:table-cell office:value-type="float" office:value="3.4446945311783E+096" calcext:value-type="float">
            <text:p>3.4446945311783E+096</text:p>
          </table:table-cell>
          <table:table-cell office:value-type="float" office:value="1.93834696310166E+096" calcext:value-type="float">
            <text:p>1.93834696310166E+096</text:p>
          </table:table-cell>
          <table:table-cell office:value-type="float" office:value="894864" calcext:value-type="float">
            <text:p>894864</text:p>
          </table:table-cell>
          <table:table-cell table:number-columns-repeated="2"/>
          <table:table-cell table:formula="of:=13.69381*EXP(0.0338898*[.A67])" office:value-type="float" office:value="726191.988569916" calcext:value-type="float">
            <text:p>726191.988569916</text:p>
          </table:table-cell>
          <table:table-cell table:number-columns-repeated="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5537" calcext:value-type="float">
            <text:p>65537</text:p>
          </table:table-cell>
          <table:table-cell office:value-type="float" office:value="6.3123309020778E+096" calcext:value-type="float">
            <text:p>6.3123309020778E+096</text:p>
          </table:table-cell>
          <table:table-cell office:value-type="float" office:value="5.74887612420949E+096" calcext:value-type="float">
            <text:p>5.74887612420949E+096</text:p>
          </table:table-cell>
          <table:table-cell office:value-type="float" office:value="729319" calcext:value-type="float">
            <text:p>729319</text:p>
          </table:table-cell>
          <table:table-cell table:number-columns-repeated="2"/>
          <table:table-cell table:formula="of:=13.69381*EXP(0.0338898*[.A68])" office:value-type="float" office:value="751224.26342827" calcext:value-type="float">
            <text:p>751224.26342827</text:p>
          </table:table-cell>
          <table:table-cell table:number-columns-repeated="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5537" calcext:value-type="float">
            <text:p>65537</text:p>
          </table:table-cell>
          <table:table-cell office:value-type="float" office:value="1.07844442178202E+097" calcext:value-type="float">
            <text:p>1.07844442178202E+097</text:p>
          </table:table-cell>
          <table:table-cell office:value-type="float" office:value="8.33142210885819E+095" calcext:value-type="float">
            <text:p>8.33142210885819E+095</text:p>
          </table:table-cell>
          <table:table-cell office:value-type="float" office:value="796467" calcext:value-type="float">
            <text:p>796467</text:p>
          </table:table-cell>
          <table:table-cell table:number-columns-repeated="2"/>
          <table:table-cell table:formula="of:=13.69381*EXP(0.0338898*[.A69])" office:value-type="float" office:value="777119.415865071" calcext:value-type="float">
            <text:p>777119.415865071</text:p>
          </table:table-cell>
          <table:table-cell table:number-columns-repeated="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5537" calcext:value-type="float">
            <text:p>65537</text:p>
          </table:table-cell>
          <table:table-cell office:value-type="float" office:value="2.43269341851527E+097" calcext:value-type="float">
            <text:p>2.43269341851527E+097</text:p>
          </table:table-cell>
          <table:table-cell office:value-type="float" office:value="2.37994676627744E+097" calcext:value-type="float">
            <text:p>2.37994676627744E+097</text:p>
          </table:table-cell>
          <table:table-cell office:value-type="float" office:value="809144" calcext:value-type="float">
            <text:p>809144</text:p>
          </table:table-cell>
          <table:table-cell table:number-columns-repeated="2"/>
          <table:table-cell table:formula="of:=13.69381*EXP(0.0338898*[.A70])" office:value-type="float" office:value="803907.189789714" calcext:value-type="float">
            <text:p>803907.189789714</text:p>
          </table:table-cell>
          <table:table-cell table:number-columns-repeated="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537" calcext:value-type="float">
            <text:p>65537</text:p>
          </table:table-cell>
          <table:table-cell office:value-type="float" office:value="4.99880656872259E+097" calcext:value-type="float">
            <text:p>4.99880656872259E+097</text:p>
          </table:table-cell>
          <table:table-cell office:value-type="float" office:value="8.02866135806857E+096" calcext:value-type="float">
            <text:p>8.02866135806857E+096</text:p>
          </table:table-cell>
          <table:table-cell office:value-type="float" office:value="905549" calcext:value-type="float">
            <text:p>905549</text:p>
          </table:table-cell>
          <table:table-cell table:number-columns-repeated="2"/>
          <table:table-cell table:formula="of:=13.69381*EXP(0.0338898*[.A71])" office:value-type="float" office:value="831618.354402054" calcext:value-type="float">
            <text:p>831618.354402054</text:p>
          </table:table-cell>
          <table:table-cell table:number-columns-repeated="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5537" calcext:value-type="float">
            <text:p>65537</text:p>
          </table:table-cell>
          <table:table-cell office:value-type="float" office:value="9.53946473948805E+097" calcext:value-type="float">
            <text:p>9.53946473948805E+097</text:p>
          </table:table-cell>
          <table:table-cell office:value-type="float" office:value="1.53855291356621E+096" calcext:value-type="float">
            <text:p>1.53855291356621E+096</text:p>
          </table:table-cell>
          <table:table-cell office:value-type="float" office:value="895861" calcext:value-type="float">
            <text:p>895861</text:p>
          </table:table-cell>
          <table:table-cell table:number-columns-repeated="2"/>
          <table:table-cell table:formula="of:=13.69381*EXP(0.0338898*[.A72])" office:value-type="float" office:value="860284.739534778" calcext:value-type="float">
            <text:p>860284.739534778</text:p>
          </table:table-cell>
          <table:table-cell table:number-columns-repeated="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5537" calcext:value-type="float">
            <text:p>65537</text:p>
          </table:table-cell>
          <table:table-cell office:value-type="float" office:value="2.21211005474295E+098" calcext:value-type="float">
            <text:p>2.21211005474295E+098</text:p>
          </table:table-cell>
          <table:table-cell office:value-type="float" office:value="1.16932616119841E+098" calcext:value-type="float">
            <text:p>1.16932616119841E+098</text:p>
          </table:table-cell>
          <table:table-cell office:value-type="float" office:value="922597" calcext:value-type="float">
            <text:p>922597</text:p>
          </table:table-cell>
          <table:table-cell table:number-columns-repeated="2"/>
          <table:table-cell table:formula="of:=13.69381*EXP(0.0338898*[.A73])" office:value-type="float" office:value="889939.272214065" calcext:value-type="float">
            <text:p>889939.272214065</text:p>
          </table:table-cell>
          <table:table-cell table:number-columns-repeated="10"/>
          <table:table-cell office:value-type="string" calcext:value-type="string">
            <text:p>RSA-100</text:p>
          </table:table-cell>
          <table:table-cell office:value-type="string" calcext:value-type="string">
            <text:p>CPU time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Av speedup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5537" calcext:value-type="float">
            <text:p>65537</text:p>
          </table:table-cell>
          <table:table-cell office:value-type="float" office:value="3.94032639163464E+098" calcext:value-type="float">
            <text:p>3.94032639163464E+098</text:p>
          </table:table-cell>
          <table:table-cell office:value-type="float" office:value="2.83068353517174E+098" calcext:value-type="float">
            <text:p>2.83068353517174E+098</text:p>
          </table:table-cell>
          <table:table-cell office:value-type="float" office:value="909766" calcext:value-type="float">
            <text:p>909766</text:p>
          </table:table-cell>
          <table:table-cell table:number-columns-repeated="2"/>
          <table:table-cell table:formula="of:=13.69381*EXP(0.0338898*[.A74])" office:value-type="float" office:value="920616.014480497" calcext:value-type="float">
            <text:p>920616.014480497</text:p>
          </table:table-cell>
          <table:table-cell office:value-type="string" calcext:value-type="string">
            <text:p>Predict</text:p>
          </table:table-cell>
          <table:table-cell table:number-columns-repeated="5"/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Big machine (docker)</text:p>
          </table:table-cell>
          <table:table-cell office:value-type="float" office:value="49799.4" calcext:value-type="float">
            <text:p>49799.4</text:p>
          </table:table-cell>
          <table:table-cell office:value-type="float" office:value="918.61" calcext:value-type="float">
            <text:p>918.61</text:p>
          </table:table-cell>
          <table:table-cell table:formula="of:=[.T74]/[.U74]" office:value-type="float" office:value="54.2116894002896" calcext:value-type="float">
            <text:p>54.2116894002896</text:p>
          </table:table-cell>
          <table:table-cell table:number-columns-repeated="2"/>
          <table:table-cell office:value-type="string" calcext:value-type="string">
            <text:p>Complete Factorization / Discrete logarithm: Total cpu/elapsed time for entire factorization: 49799.4/918.6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5537" calcext:value-type="float">
            <text:p>65537</text:p>
          </table:table-cell>
          <table:table-cell office:value-type="float" office:value="8.94589451121501E+098" calcext:value-type="float">
            <text:p>8.94589451121501E+098</text:p>
          </table:table-cell>
          <table:table-cell office:value-type="float" office:value="3.93206032149869E+098" calcext:value-type="float">
            <text:p>3.93206032149869E+098</text:p>
          </table:table-cell>
          <table:table-cell office:value-type="float" office:value="1050471" calcext:value-type="float">
            <text:p>10504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formula="of:=13.69381*EXP(0.0338898*[.A75])" office:value-type="float" office:value="952350.202513692" calcext:value-type="float">
            <text:p>952350.2025136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My machine (docker)</text:p>
          </table:table-cell>
          <table:table-cell office:value-type="float" office:value="8616.05" calcext:value-type="float">
            <text:p>8616.05</text:p>
          </table:table-cell>
          <table:table-cell office:value-type="float" office:value="978.154" calcext:value-type="float">
            <text:p>978.154</text:p>
          </table:table-cell>
          <table:table-cell table:formula="of:=[.T75]/[.U75]" office:value-type="float" office:value="8.80848005528782" calcext:value-type="float">
            <text:p>8.80848005528782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5537" calcext:value-type="float">
            <text:p>65537</text:p>
          </table:table-cell>
          <table:table-cell office:value-type="float" office:value="1.52260502792253E+099" calcext:value-type="float">
            <text:p>1.52260502792253E+099</text:p>
          </table:table-cell>
          <table:table-cell office:value-type="float" office:value="1.43531956948066E+099" calcext:value-type="float">
            <text:p>1.43531956948066E+099</text:p>
          </table:table-cell>
          <table:table-cell office:value-type="float" office:value="1163996" calcext:value-type="float">
            <text:p>1163996</text:p>
          </table:table-cell>
          <table:table-cell table:formula="of:=[.E76]/1000/60" office:value-type="float" office:value="19.3999333333333" calcext:value-type="float">
            <text:p>19.3999333333333</text:p>
          </table:table-cell>
          <table:table-cell table:formula="of:=[.F76]/60" office:value-type="float" office:value="0.323332222222222" calcext:value-type="float">
            <text:p>0.323332222222222</text:p>
          </table:table-cell>
          <table:table-cell table:formula="of:=13.69381*EXP(0.0338898*[.A76])" office:value-type="float" office:value="985178.287105591" calcext:value-type="float">
            <text:p>985178.287105591</text:p>
          </table:table-cell>
          <table:table-cell table:formula="of:=[.H76]/1000" office:value-type="float" office:value="985.178287105591" calcext:value-type="float">
            <text:p>985.178287105591</text:p>
          </table:table-cell>
          <table:table-cell table:formula="of:=[.I76]/60" office:value-type="float" office:value="16.4196381184265" calcext:value-type="float">
            <text:p>16.4196381184265</text:p>
          </table:table-cell>
          <table:table-cell table:formula="of:=[.J76]/60" office:value-type="float" office:value="0.273660635307109" calcext:value-type="float">
            <text:p>0.273660635307109</text:p>
          </table:table-cell>
          <table:table-cell table:formula="of:=[.K76]/24" office:value-type="float" office:value="0.0114025264711295" calcext:value-type="float">
            <text:p>0.01140252647113</text:p>
          </table:table-cell>
          <table:table-cell table:formula="of:=[.L76]/365" office:value-type="float" office:value="0.0000312397985510398" calcext:value-type="float">
            <text:p>3.12397985510398E-05</text:p>
          </table:table-cell>
          <table:table-cell/>
          <table:table-cell table:style-name="ce3" table:formula="of:=[.E76]/1000" office:value-type="float" office:value="1163.996" calcext:value-type="float">
            <text:p>1163.996</text:p>
          </table:table-cell>
          <table:table-cell table:formula="of:=[.O76]/60" office:value-type="float" office:value="19.3999333333333" calcext:value-type="float">
            <text:p>19.3999333333333</text:p>
          </table:table-cell>
          <table:table-cell table:formula="of:=[.P76]/60" office:value-type="float" office:value="0.323332222222222" calcext:value-type="float">
            <text:p>0.323332222222222</text:p>
          </table:table-cell>
          <table:table-cell/>
          <table:table-cell office:value-type="string" calcext:value-type="string">
            <text:p>My machine (native)</text:p>
          </table:table-cell>
          <table:table-cell office:value-type="float" office:value="10693" calcext:value-type="float">
            <text:p>10693</text:p>
          </table:table-cell>
          <table:table-cell office:value-type="float" office:value="1312" calcext:value-type="float">
            <text:p>1312</text:p>
          </table:table-cell>
          <table:table-cell table:formula="of:=[.T76]/[.U76]" office:value-type="float" office:value="8.15015243902439" calcext:value-type="float">
            <text:p>8.1501524390243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5537" calcext:value-type="float">
            <text:p>65537</text:p>
          </table:table-cell>
          <table:table-cell office:value-type="float" office:value="3.57942341797259E+109" calcext:value-type="float">
            <text:p>3.57942341797259E+109</text:p>
          </table:table-cell>
          <table:table-cell office:value-type="float" office:value="1.64942837210693E+108" calcext:value-type="float">
            <text:p>1.64942837210693E+108</text:p>
          </table:table-cell>
          <table:table-cell office:value-type="float" office:value="2657309" calcext:value-type="float">
            <text:p>2657309</text:p>
          </table:table-cell>
          <table:table-cell table:formula="of:=[.E77]/1000/60" office:value-type="float" office:value="44.2884833333333" calcext:value-type="float">
            <text:p>44.2884833333333</text:p>
          </table:table-cell>
          <table:table-cell table:formula="of:=[.F77]/60" office:value-type="float" office:value="0.738141388888889" calcext:value-type="float">
            <text:p>0.738141388888889</text:p>
          </table:table-cell>
          <table:table-cell table:formula="of:=13.69381*EXP(0.0338898*[.A77])" office:value-type="float" office:value="3118401.55351722" calcext:value-type="float">
            <text:p>3118401.55351722</text:p>
          </table:table-cell>
          <table:table-cell table:formula="of:=[.H77]/1000" office:value-type="float" office:value="3118.40155351722" calcext:value-type="float">
            <text:p>3118.40155351722</text:p>
          </table:table-cell>
          <table:table-cell table:formula="of:=[.I77]/60" office:value-type="float" office:value="51.9733592252869" calcext:value-type="float">
            <text:p>51.9733592252869</text:p>
          </table:table-cell>
          <table:table-cell table:formula="of:=[.J77]/60" office:value-type="float" office:value="0.866222653754782" calcext:value-type="float">
            <text:p>0.866222653754782</text:p>
          </table:table-cell>
          <table:table-cell table:formula="of:=[.K77]/24" office:value-type="float" office:value="0.0360926105731159" calcext:value-type="float">
            <text:p>0.036092610573116</text:p>
          </table:table-cell>
          <table:table-cell table:formula="of:=[.L77]/365" office:value-type="float" office:value="0.0000988838645838793" calcext:value-type="float">
            <text:p>9.88838645838793E-05</text:p>
          </table:table-cell>
          <table:table-cell/>
          <table:table-cell table:style-name="ce3" table:formula="of:=[.E77]/1000" office:value-type="float" office:value="2657.309" calcext:value-type="float">
            <text:p>2657.309</text:p>
          </table:table-cell>
          <table:table-cell table:formula="of:=[.O77]/60" office:value-type="float" office:value="44.2884833333333" calcext:value-type="float">
            <text:p>44.2884833333333</text:p>
          </table:table-cell>
          <table:table-cell table:formula="of:=[.P77]/60" office:value-type="float" office:value="0.738141388888889" calcext:value-type="float">
            <text:p>0.738141388888889</text:p>
          </table:table-cell>
          <table:table-cell/>
          <table:table-cell office:value-type="string" calcext:value-type="string">
            <text:p>c5.9xlarge (native)</text:p>
          </table:table-cell>
          <table:table-cell office:value-type="float" office:value="8404.85" calcext:value-type="float">
            <text:p>8404.85</text:p>
          </table:table-cell>
          <table:table-cell office:value-type="float" office:value="374.029" calcext:value-type="float">
            <text:p>374.029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5537" calcext:value-type="float">
            <text:p>65537</text:p>
          </table:table-cell>
          <table:table-cell office:value-type="float" office:value="2.27010481295437E+119" calcext:value-type="float">
            <text:p>2.27010481295437E+119</text:p>
          </table:table-cell>
          <table:table-cell office:value-type="float" office:value="7.27616792055169E+118" calcext:value-type="float">
            <text:p>7.27616792055169E+118</text:p>
          </table:table-cell>
          <table:table-cell office:value-type="float" office:value="10329005" calcext:value-type="float">
            <text:p>10329005</text:p>
          </table:table-cell>
          <table:table-cell table:formula="of:=[.E78]/1000/60" office:value-type="float" office:value="172.150083333333" calcext:value-type="float">
            <text:p>172.150083333333</text:p>
          </table:table-cell>
          <table:table-cell table:formula="of:=[.F78]/60" office:value-type="float" office:value="2.86916805555556" calcext:value-type="float">
            <text:p>2.86916805555556</text:p>
          </table:table-cell>
          <table:table-cell table:formula="of:=13.69381*EXP(0.0338898*[.A78])" office:value-type="float" office:value="9541817.18518763" calcext:value-type="float">
            <text:p>9541817.18518763</text:p>
          </table:table-cell>
          <table:table-cell table:formula="of:=[.H78]/1000" office:value-type="float" office:value="9541.81718518763" calcext:value-type="float">
            <text:p>9541.81718518763</text:p>
          </table:table-cell>
          <table:table-cell table:formula="of:=[.I78]/60" office:value-type="float" office:value="159.030286419794" calcext:value-type="float">
            <text:p>159.030286419794</text:p>
          </table:table-cell>
          <table:table-cell table:formula="of:=[.J78]/60" office:value-type="float" office:value="2.65050477366323" calcext:value-type="float">
            <text:p>2.65050477366323</text:p>
          </table:table-cell>
          <table:table-cell table:formula="of:=[.K78]/24" office:value-type="float" office:value="0.110437698902635" calcext:value-type="float">
            <text:p>0.110437698902635</text:p>
          </table:table-cell>
          <table:table-cell table:formula="of:=[.L78]/365" office:value-type="float" office:value="0.00030256903808941" calcext:value-type="float">
            <text:p>0.000302569038089</text:p>
          </table:table-cell>
          <table:table-cell/>
          <table:table-cell table:style-name="ce3" table:formula="of:=[.E78]/1000" office:value-type="float" office:value="10329.005" calcext:value-type="float">
            <text:p>10329.005</text:p>
          </table:table-cell>
          <table:table-cell table:formula="of:=[.O78]/60" office:value-type="float" office:value="172.150083333333" calcext:value-type="float">
            <text:p>172.150083333333</text:p>
          </table:table-cell>
          <table:table-cell table:formula="of:=[.P78]/60" office:value-type="float" office:value="2.86916805555556" calcext:value-type="float">
            <text:p>2.86916805555556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5537" calcext:value-type="float">
            <text:p>65537</text:p>
          </table:table-cell>
          <table:table-cell office:value-type="float" office:value="1.14381625757889E+128" calcext:value-type="float">
            <text:p>1.14381625757889E+128</text:p>
          </table:table-cell>
          <table:table-cell office:value-type="float" office:value="5.41723191769399E+127" calcext:value-type="float">
            <text:p>5.41723191769399E+127</text:p>
          </table:table-cell>
          <table:table-cell office:value-type="float" office:value="25624089" calcext:value-type="float">
            <text:p>25624089</text:p>
          </table:table-cell>
          <table:table-cell table:formula="of:=[.E79]/1000/60" office:value-type="float" office:value="427.06815" calcext:value-type="float">
            <text:p>427.06815</text:p>
          </table:table-cell>
          <table:table-cell table:formula="of:=[.F79]/60" office:value-type="float" office:value="7.1178025" calcext:value-type="float">
            <text:p>7.1178025</text:p>
          </table:table-cell>
          <table:table-cell table:formula="of:=13.69381*EXP(0.0338898*[.A79])" office:value-type="float" office:value="25495147.7042209" calcext:value-type="float">
            <text:p>25495147.7042209</text:p>
          </table:table-cell>
          <table:table-cell table:formula="of:=[.H79]/1000" office:value-type="float" office:value="25495.1477042209" calcext:value-type="float">
            <text:p>25495.1477042209</text:p>
          </table:table-cell>
          <table:table-cell table:formula="of:=[.I79]/60" office:value-type="float" office:value="424.919128403681" calcext:value-type="float">
            <text:p>424.919128403681</text:p>
          </table:table-cell>
          <table:table-cell table:formula="of:=[.J79]/60" office:value-type="float" office:value="7.08198547339468" calcext:value-type="float">
            <text:p>7.08198547339468</text:p>
          </table:table-cell>
          <table:table-cell table:formula="of:=[.K79]/24" office:value-type="float" office:value="0.295082728058112" calcext:value-type="float">
            <text:p>0.295082728058112</text:p>
          </table:table-cell>
          <table:table-cell table:formula="of:=[.L79]/365" office:value-type="float" office:value="0.000808445830296197" calcext:value-type="float">
            <text:p>0.000808445830296</text:p>
          </table:table-cell>
          <table:table-cell/>
          <table:table-cell table:style-name="ce3" table:formula="of:=[.E79]/1000" office:value-type="float" office:value="25624.089" calcext:value-type="float">
            <text:p>25624.089</text:p>
          </table:table-cell>
          <table:table-cell table:formula="of:=[.O79]/60" office:value-type="float" office:value="427.06815" calcext:value-type="float">
            <text:p>427.06815</text:p>
          </table:table-cell>
          <table:table-cell table:formula="of:=[.P79]/60" office:value-type="float" office:value="7.1178025" calcext:value-type="float">
            <text:p>7.1178025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5537" calcext:value-type="float">
            <text:p>65537</text:p>
          </table:table-cell>
          <table:table-cell office:value-type="float" office:value="1.8070820886874E+129" calcext:value-type="float">
            <text:p>1.8070820886874E+129</text:p>
          </table:table-cell>
          <table:table-cell office:value-type="float" office:value="1.15803032730662E+129" calcext:value-type="float">
            <text:p>1.15803032730662E+129</text:p>
          </table:table-cell>
          <table:table-cell office:value-type="float" office:value="28965546" calcext:value-type="float">
            <text:p>28965546</text:p>
          </table:table-cell>
          <table:table-cell table:formula="of:=[.E80]/1000/60" office:value-type="float" office:value="482.7591" calcext:value-type="float">
            <text:p>482.7591</text:p>
          </table:table-cell>
          <table:table-cell table:formula="of:=[.F80]/60" office:value-type="float" office:value="8.045985" calcext:value-type="float">
            <text:p>8.045985</text:p>
          </table:table-cell>
          <table:table-cell table:formula="of:=13.69381*EXP(0.0338898*[.A80])" office:value-type="float" office:value="29196456.4643227" calcext:value-type="float">
            <text:p>29196456.4643227</text:p>
          </table:table-cell>
          <table:table-cell table:formula="of:=[.H80]/1000" office:value-type="float" office:value="29196.4564643227" calcext:value-type="float">
            <text:p>29196.4564643227</text:p>
          </table:table-cell>
          <table:table-cell table:formula="of:=[.I80]/60" office:value-type="float" office:value="486.607607738712" calcext:value-type="float">
            <text:p>486.607607738712</text:p>
          </table:table-cell>
          <table:table-cell table:formula="of:=[.J80]/60" office:value-type="float" office:value="8.1101267956452" calcext:value-type="float">
            <text:p>8.1101267956452</text:p>
          </table:table-cell>
          <table:table-cell table:formula="of:=[.K80]/24" office:value-type="float" office:value="0.33792194981855" calcext:value-type="float">
            <text:p>0.33792194981855</text:p>
          </table:table-cell>
          <table:table-cell table:formula="of:=[.L80]/365" office:value-type="float" office:value="0.000925813561146712" calcext:value-type="float">
            <text:p>0.000925813561147</text:p>
          </table:table-cell>
          <table:table-cell/>
          <table:table-cell table:style-name="ce3" table:formula="of:=[.E80]/1000" office:value-type="float" office:value="28965.546" calcext:value-type="float">
            <text:p>28965.546</text:p>
          </table:table-cell>
          <table:table-cell table:formula="of:=[.O80]/60" office:value-type="float" office:value="482.7591" calcext:value-type="float">
            <text:p>482.7591</text:p>
          </table:table-cell>
          <table:table-cell table:formula="of:=[.P80]/60" office:value-type="float" office:value="8.045985" calcext:value-type="float">
            <text:p>8.045985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6"/>
          <table:table-cell table:formula="of:=13.69381*EXP(0.0338898*[.A81])" office:value-type="float" office:value="89336554.4035341" calcext:value-type="float">
            <text:p>89336554.4035341</text:p>
          </table:table-cell>
          <table:table-cell table:formula="of:=[.H81]/1000" office:value-type="float" office:value="89336.5544035341" calcext:value-type="float">
            <text:p>89336.5544035341</text:p>
          </table:table-cell>
          <table:table-cell table:formula="of:=[.I81]/60" office:value-type="float" office:value="1488.94257339224" calcext:value-type="float">
            <text:p>1488.94257339224</text:p>
          </table:table-cell>
          <table:table-cell table:formula="of:=[.J81]/60" office:value-type="float" office:value="24.8157095565373" calcext:value-type="float">
            <text:p>24.8157095565373</text:p>
          </table:table-cell>
          <table:table-cell table:formula="of:=[.K81]/24" office:value-type="float" office:value="1.03398789818905" calcext:value-type="float">
            <text:p>1.03398789818905</text:p>
          </table:table-cell>
          <table:table-cell table:formula="of:=[.L81]/365" office:value-type="float" office:value="0.00283284355668234" calcext:value-type="float">
            <text:p>0.002832843556682</text:p>
          </table:table-cell>
          <table:table-cell table:number-columns-repeated="7"/>
          <table:table-cell table:formula="of:=[.U77]/60" office:value-type="float" office:value="6.23381666666667" calcext:value-type="float">
            <text:p>6.23381666666667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6"/>
          <table:table-cell table:formula="of:=13.69381*EXP(0.0338898*[.A82])" office:value-type="float" office:value="273355773.925791" calcext:value-type="float">
            <text:p>273355773.925791</text:p>
          </table:table-cell>
          <table:table-cell table:formula="of:=[.H82]/1000" office:value-type="float" office:value="273355.773925791" calcext:value-type="float">
            <text:p>273355.773925791</text:p>
          </table:table-cell>
          <table:table-cell table:formula="of:=[.I82]/60" office:value-type="float" office:value="4555.92956542985" calcext:value-type="float">
            <text:p>4555.92956542985</text:p>
          </table:table-cell>
          <table:table-cell table:formula="of:=[.J82]/60" office:value-type="float" office:value="75.9321594238309" calcext:value-type="float">
            <text:p>75.9321594238309</text:p>
          </table:table-cell>
          <table:table-cell table:formula="of:=[.K82]/24" office:value-type="float" office:value="3.16383997599295" calcext:value-type="float">
            <text:p>3.16383997599295</text:p>
          </table:table-cell>
          <table:table-cell table:formula="of:=[.L82]/365" office:value-type="float" office:value="0.00866805472874782" calcext:value-type="float">
            <text:p>0.008668054728748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6"/>
          <table:table-cell table:formula="of:=13.69381*EXP(0.0338898*[.A83])" office:value-type="float" office:value="470130797.22149" calcext:value-type="float">
            <text:p>470130797.22149</text:p>
          </table:table-cell>
          <table:table-cell table:formula="of:=[.H83]/1000" office:value-type="float" office:value="470130.79722149" calcext:value-type="float">
            <text:p>470130.79722149</text:p>
          </table:table-cell>
          <table:table-cell table:formula="of:=[.I83]/60" office:value-type="float" office:value="7835.51328702483" calcext:value-type="float">
            <text:p>7835.51328702483</text:p>
          </table:table-cell>
          <table:table-cell table:formula="of:=[.J83]/60" office:value-type="float" office:value="130.591888117081" calcext:value-type="float">
            <text:p>130.591888117081</text:p>
          </table:table-cell>
          <table:table-cell table:formula="of:=[.K83]/24" office:value-type="float" office:value="5.44132867154502" calcext:value-type="float">
            <text:p>5.44132867154502</text:p>
          </table:table-cell>
          <table:table-cell table:formula="of:=[.L83]/365" office:value-type="float" office:value="0.0149077497850549" calcext:value-type="float">
            <text:p>0.01490774978505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6"/>
          <table:table-cell table:formula="of:=13.69381*EXP(0.0338898*[.A84])" office:value-type="float" office:value="865257670.850115" calcext:value-type="float">
            <text:p>865257670.850115</text:p>
          </table:table-cell>
          <table:table-cell table:formula="of:=[.H84]/1000" office:value-type="float" office:value="865257.670850115" calcext:value-type="float">
            <text:p>865257.670850115</text:p>
          </table:table-cell>
          <table:table-cell table:formula="of:=[.I84]/60" office:value-type="float" office:value="14420.9611808353" calcext:value-type="float">
            <text:p>14420.9611808353</text:p>
          </table:table-cell>
          <table:table-cell table:formula="of:=[.J84]/60" office:value-type="float" office:value="240.349353013921" calcext:value-type="float">
            <text:p>240.349353013921</text:p>
          </table:table-cell>
          <table:table-cell table:formula="of:=[.K84]/24" office:value-type="float" office:value="10.01455637558" calcext:value-type="float">
            <text:p>10.01455637558</text:p>
          </table:table-cell>
          <table:table-cell table:formula="of:=[.L84]/365" office:value-type="float" office:value="0.0274371407550138" calcext:value-type="float">
            <text:p>0.027437140755014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6"/>
          <table:table-cell table:formula="of:=13.69381*EXP(0.0338898*[.A85])" office:value-type="float" office:value="2647552078.08982" calcext:value-type="float">
            <text:p>2647552078.08982</text:p>
          </table:table-cell>
          <table:table-cell table:formula="of:=[.H85]/1000" office:value-type="float" office:value="2647552.07808982" calcext:value-type="float">
            <text:p>2647552.07808982</text:p>
          </table:table-cell>
          <table:table-cell table:formula="of:=[.I85]/60" office:value-type="float" office:value="44125.8679681637" calcext:value-type="float">
            <text:p>44125.8679681637</text:p>
          </table:table-cell>
          <table:table-cell table:formula="of:=[.J85]/60" office:value-type="float" office:value="735.431132802728" calcext:value-type="float">
            <text:p>735.431132802728</text:p>
          </table:table-cell>
          <table:table-cell table:formula="of:=[.K85]/24" office:value-type="float" office:value="30.6429638667803" calcext:value-type="float">
            <text:p>30.6429638667803</text:p>
          </table:table-cell>
          <table:table-cell table:formula="of:=[.L85]/365" office:value-type="float" office:value="0.0839533256624119" calcext:value-type="float">
            <text:p>0.083953325662412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6"/>
          <table:table-cell table:formula="of:=13.69381*EXP(0.0338898*[.A86])" office:value-type="float" office:value="4113206394.35961" calcext:value-type="float">
            <text:p>4113206394.35961</text:p>
          </table:table-cell>
          <table:table-cell table:formula="of:=[.H86]/1000" office:value-type="float" office:value="4113206.39435961" calcext:value-type="float">
            <text:p>4113206.39435961</text:p>
          </table:table-cell>
          <table:table-cell table:formula="of:=[.I86]/60" office:value-type="float" office:value="68553.4399059935" calcext:value-type="float">
            <text:p>68553.4399059935</text:p>
          </table:table-cell>
          <table:table-cell table:formula="of:=[.J86]/60" office:value-type="float" office:value="1142.55733176656" calcext:value-type="float">
            <text:p>1142.55733176656</text:p>
          </table:table-cell>
          <table:table-cell table:formula="of:=[.K86]/24" office:value-type="float" office:value="47.6065554902733" calcext:value-type="float">
            <text:p>47.6065554902733</text:p>
          </table:table-cell>
          <table:table-cell table:formula="of:=[.L86]/365" office:value-type="float" office:value="0.130428919151434" calcext:value-type="float">
            <text:p>0.130428919151434</text:p>
          </table:table-cell>
          <table:table-cell table:number-columns-repeated="5"/>
          <table:table-cell office:value-type="string" calcext:value-type="string">
            <text:p>RSA-130</text:p>
          </table:table-cell>
          <table:table-cell office:value-type="string" calcext:value-type="string">
            <text:p>CPU time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Av speedup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6"/>
          <table:table-cell table:formula="of:=13.69381*EXP(0.0338898*[.A87])" office:value-type="float" office:value="8101092012.63811" calcext:value-type="float">
            <text:p>8101092012.63811</text:p>
          </table:table-cell>
          <table:table-cell table:formula="of:=[.H87]/1000" office:value-type="float" office:value="8101092.01263811" calcext:value-type="float">
            <text:p>8101092.01263811</text:p>
          </table:table-cell>
          <table:table-cell table:formula="of:=[.I87]/60" office:value-type="float" office:value="135018.200210635" calcext:value-type="float">
            <text:p>135018.200210635</text:p>
          </table:table-cell>
          <table:table-cell table:formula="of:=[.J87]/60" office:value-type="float" office:value="2250.30333684392" calcext:value-type="float">
            <text:p>2250.30333684392</text:p>
          </table:table-cell>
          <table:table-cell table:formula="of:=[.K87]/24" office:value-type="float" office:value="93.7626390351634" calcext:value-type="float">
            <text:p>93.7626390351634</text:p>
          </table:table-cell>
          <table:table-cell table:formula="of:=[.L87]/365" office:value-type="float" office:value="0.256883942562091" calcext:value-type="float">
            <text:p>0.256883942562091</text:p>
          </table:table-cell>
          <table:table-cell table:number-columns-repeated="5"/>
          <table:table-cell office:value-type="string" calcext:value-type="string">
            <text:p>My machine (native)</text:p>
          </table:table-cell>
          <table:table-cell/>
          <table:table-cell table:formula="of:=28965546/1000" office:value-type="float" office:value="28965.546" calcext:value-type="float">
            <text:p>28965.546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6"/>
          <table:table-cell table:formula="of:=13.69381*EXP(0.0338898*[.A88])" office:value-type="float" office:value="24788064544.7317" calcext:value-type="float">
            <text:p>24788064544.7317</text:p>
          </table:table-cell>
          <table:table-cell table:formula="of:=[.H88]/1000" office:value-type="float" office:value="24788064.5447317" calcext:value-type="float">
            <text:p>24788064.5447317</text:p>
          </table:table-cell>
          <table:table-cell table:formula="of:=[.I88]/60" office:value-type="float" office:value="413134.409078862" calcext:value-type="float">
            <text:p>413134.409078862</text:p>
          </table:table-cell>
          <table:table-cell table:formula="of:=[.J88]/60" office:value-type="float" office:value="6885.5734846477" calcext:value-type="float">
            <text:p>6885.5734846477</text:p>
          </table:table-cell>
          <table:table-cell table:formula="of:=[.K88]/24" office:value-type="float" office:value="286.898895193654" calcext:value-type="float">
            <text:p>286.898895193654</text:p>
          </table:table-cell>
          <table:table-cell table:formula="of:=[.L88]/365" office:value-type="float" office:value="0.786024370393573" calcext:value-type="float">
            <text:p>0.786024370393573</text:p>
          </table:table-cell>
          <table:table-cell table:number-columns-repeated="5"/>
          <table:table-cell office:value-type="string" calcext:value-type="string">
            <text:p>c5.9xlarge (native)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6"/>
          <table:table-cell table:formula="of:=13.69381*EXP(0.0338898*[.A89])" office:value-type="float" office:value="35986723147.2397" calcext:value-type="float">
            <text:p>35986723147.2397</text:p>
          </table:table-cell>
          <table:table-cell table:formula="of:=[.H89]/1000" office:value-type="float" office:value="35986723.1472397" calcext:value-type="float">
            <text:p>35986723.1472397</text:p>
          </table:table-cell>
          <table:table-cell table:formula="of:=[.I89]/60" office:value-type="float" office:value="599778.719120661" calcext:value-type="float">
            <text:p>599778.719120661</text:p>
          </table:table-cell>
          <table:table-cell table:formula="of:=[.J89]/60" office:value-type="float" office:value="9996.31198534435" calcext:value-type="float">
            <text:p>9996.31198534435</text:p>
          </table:table-cell>
          <table:table-cell table:formula="of:=[.K89]/24" office:value-type="float" office:value="416.512999389348" calcext:value-type="float">
            <text:p>416.512999389348</text:p>
          </table:table-cell>
          <table:table-cell table:formula="of:=[.L89]/365" office:value-type="float" office:value="1.1411315051763" calcext:value-type="float">
            <text:p>1.1411315051763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6"/>
          <table:table-cell table:formula="of:=13.69381*EXP(0.0338898*[.A90])" office:value-type="float" office:value="78462081429.0152" calcext:value-type="float">
            <text:p>78462081429.0152</text:p>
          </table:table-cell>
          <table:table-cell table:formula="of:=[.H90]/1000" office:value-type="float" office:value="78462081.4290152" calcext:value-type="float">
            <text:p>78462081.4290152</text:p>
          </table:table-cell>
          <table:table-cell table:formula="of:=[.I90]/60" office:value-type="float" office:value="1307701.35715025" calcext:value-type="float">
            <text:p>1307701.35715025</text:p>
          </table:table-cell>
          <table:table-cell table:formula="of:=[.J90]/60" office:value-type="float" office:value="21795.0226191709" calcext:value-type="float">
            <text:p>21795.0226191709</text:p>
          </table:table-cell>
          <table:table-cell table:formula="of:=[.K90]/24" office:value-type="float" office:value="908.125942465454" calcext:value-type="float">
            <text:p>908.125942465454</text:p>
          </table:table-cell>
          <table:table-cell table:formula="of:=[.L90]/365" office:value-type="float" office:value="2.48801628072727" calcext:value-type="float">
            <text:p>2.48801628072727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6"/>
          <table:table-cell table:formula="of:=13.69381*EXP(0.0338898*[.A91])" office:value-type="float" office:value="240081600819.031" calcext:value-type="float">
            <text:p>240081600819.031</text:p>
          </table:table-cell>
          <table:table-cell table:formula="of:=[.H91]/1000" office:value-type="float" office:value="240081600.819031" calcext:value-type="float">
            <text:p>240081600.819031</text:p>
          </table:table-cell>
          <table:table-cell table:formula="of:=[.I91]/60" office:value-type="float" office:value="4001360.01365051" calcext:value-type="float">
            <text:p>4001360.01365051</text:p>
          </table:table-cell>
          <table:table-cell table:formula="of:=[.J91]/60" office:value-type="float" office:value="66689.3335608419" calcext:value-type="float">
            <text:p>66689.3335608419</text:p>
          </table:table-cell>
          <table:table-cell table:formula="of:=[.K91]/24" office:value-type="float" office:value="2778.72223170175" calcext:value-type="float">
            <text:p>2778.72223170175</text:p>
          </table:table-cell>
          <table:table-cell table:formula="of:=[.L91]/365" office:value-type="float" office:value="7.61293762110067" calcext:value-type="float">
            <text:p>7.61293762110067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6"/>
          <table:table-cell table:formula="of:=13.69381*EXP(0.0338898*[.A92])" office:value-type="float" office:value="314850294080.052" calcext:value-type="float">
            <text:p>314850294080.052</text:p>
          </table:table-cell>
          <table:table-cell table:formula="of:=[.H92]/1000" office:value-type="float" office:value="314850294.080052" calcext:value-type="float">
            <text:p>314850294.080052</text:p>
          </table:table-cell>
          <table:table-cell table:formula="of:=[.I92]/60" office:value-type="float" office:value="5247504.90133421" calcext:value-type="float">
            <text:p>5247504.90133421</text:p>
          </table:table-cell>
          <table:table-cell table:formula="of:=[.J92]/60" office:value-type="float" office:value="87458.4150222368" calcext:value-type="float">
            <text:p>87458.4150222368</text:p>
          </table:table-cell>
          <table:table-cell table:formula="of:=[.K92]/24" office:value-type="float" office:value="3644.10062592653" calcext:value-type="float">
            <text:p>3644.10062592653</text:p>
          </table:table-cell>
          <table:table-cell table:formula="of:=[.L92]/365" office:value-type="float" office:value="9.98383733130557" calcext:value-type="float">
            <text:p>9.98383733130557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6"/>
          <table:table-cell table:formula="of:=13.69381*EXP(0.0338898*[.A93])" office:value-type="float" office:value="734611853293.426" calcext:value-type="float">
            <text:p>734611853293.426</text:p>
          </table:table-cell>
          <table:table-cell table:formula="of:=[.H93]/1000" office:value-type="float" office:value="734611853.293426" calcext:value-type="float">
            <text:p>734611853.293426</text:p>
          </table:table-cell>
          <table:table-cell table:formula="of:=[.I93]/60" office:value-type="float" office:value="12243530.8882238" calcext:value-type="float">
            <text:p>12243530.8882238</text:p>
          </table:table-cell>
          <table:table-cell table:formula="of:=[.J93]/60" office:value-type="float" office:value="204058.848137063" calcext:value-type="float">
            <text:p>204058.848137063</text:p>
          </table:table-cell>
          <table:table-cell table:formula="of:=[.K93]/24" office:value-type="float" office:value="8502.45200571095" calcext:value-type="float">
            <text:p>8502.45200571095</text:p>
          </table:table-cell>
          <table:table-cell table:formula="of:=[.L93]/365" office:value-type="float" office:value="23.2943890567423" calcext:value-type="float">
            <text:p>23.2943890567423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6"/>
          <table:table-cell table:formula="of:=13.69381*EXP(0.0338898*[.A94])" office:value-type="float" office:value="2247796470692.41" calcext:value-type="float">
            <text:p>2247796470692.41</text:p>
          </table:table-cell>
          <table:table-cell table:formula="of:=[.H94]/1000" office:value-type="float" office:value="2247796470.69241" calcext:value-type="float">
            <text:p>2247796470.69241</text:p>
          </table:table-cell>
          <table:table-cell table:formula="of:=[.I94]/60" office:value-type="float" office:value="37463274.5115401" calcext:value-type="float">
            <text:p>37463274.5115401</text:p>
          </table:table-cell>
          <table:table-cell table:formula="of:=[.J94]/60" office:value-type="float" office:value="624387.908525669" calcext:value-type="float">
            <text:p>624387.908525669</text:p>
          </table:table-cell>
          <table:table-cell table:formula="of:=[.K94]/24" office:value-type="float" office:value="26016.1628552362" calcext:value-type="float">
            <text:p>26016.1628552362</text:p>
          </table:table-cell>
          <table:table-cell table:formula="of:=[.L94]/365" office:value-type="float" office:value="71.2771585074965" calcext:value-type="float">
            <text:p>71.2771585074965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6"/>
          <table:table-cell table:formula="of:=13.69381*EXP(0.0338898*[.A95])" office:value-type="float" office:value="2754646686687.81" calcext:value-type="float">
            <text:p>2754646686687.81</text:p>
          </table:table-cell>
          <table:table-cell table:formula="of:=[.H95]/1000" office:value-type="float" office:value="2754646686.68781" calcext:value-type="float">
            <text:p>2754646686.68781</text:p>
          </table:table-cell>
          <table:table-cell table:formula="of:=[.I95]/60" office:value-type="float" office:value="45910778.1114634" calcext:value-type="float">
            <text:p>45910778.1114634</text:p>
          </table:table-cell>
          <table:table-cell table:formula="of:=[.J95]/60" office:value-type="float" office:value="765179.635191057" calcext:value-type="float">
            <text:p>765179.635191057</text:p>
          </table:table-cell>
          <table:table-cell table:formula="of:=[.K95]/24" office:value-type="float" office:value="31882.4847996274" calcext:value-type="float">
            <text:p>31882.4847996274</text:p>
          </table:table-cell>
          <table:table-cell table:formula="of:=[.L95]/365" office:value-type="float" office:value="87.3492734236367" calcext:value-type="float">
            <text:p>87.3492734236367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6"/>
          <table:table-cell table:formula="of:=13.69381*EXP(0.0338898*[.A96])" office:value-type="float" office:value="6877902869393.39" calcext:value-type="float">
            <text:p>6877902869393.39</text:p>
          </table:table-cell>
          <table:table-cell table:formula="of:=[.H96]/1000" office:value-type="float" office:value="6877902869.39339" calcext:value-type="float">
            <text:p>6877902869.39339</text:p>
          </table:table-cell>
          <table:table-cell table:formula="of:=[.I96]/60" office:value-type="float" office:value="114631714.48989" calcext:value-type="float">
            <text:p>114631714.48989</text:p>
          </table:table-cell>
          <table:table-cell table:formula="of:=[.J96]/60" office:value-type="float" office:value="1910528.5748315" calcext:value-type="float">
            <text:p>1910528.5748315</text:p>
          </table:table-cell>
          <table:table-cell table:formula="of:=[.K96]/24" office:value-type="float" office:value="79605.3572846458" calcext:value-type="float">
            <text:p>79605.3572846458</text:p>
          </table:table-cell>
          <table:table-cell table:formula="of:=[.L96]/365" office:value-type="float" office:value="218.096869273002" calcext:value-type="float">
            <text:p>218.096869273002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6"/>
          <table:table-cell table:formula="of:=13.69381*EXP(0.0338898*[.A97])" office:value-type="float" office:value="21770742690513.8" calcext:value-type="float">
            <text:p>21770742690513.8</text:p>
          </table:table-cell>
          <table:table-cell table:formula="of:=[.H97]/1000" office:value-type="float" office:value="21770742690.5138" calcext:value-type="float">
            <text:p>21770742690.5138</text:p>
          </table:table-cell>
          <table:table-cell table:formula="of:=[.I97]/60" office:value-type="float" office:value="362845711.508563" calcext:value-type="float">
            <text:p>362845711.508563</text:p>
          </table:table-cell>
          <table:table-cell table:formula="of:=[.J97]/60" office:value-type="float" office:value="6047428.52514272" calcext:value-type="float">
            <text:p>6047428.52514272</text:p>
          </table:table-cell>
          <table:table-cell table:formula="of:=[.K97]/24" office:value-type="float" office:value="251976.188547613" calcext:value-type="float">
            <text:p>251976.188547613</text:p>
          </table:table-cell>
          <table:table-cell table:formula="of:=[.L97]/365" office:value-type="float" office:value="690.345722048255" calcext:value-type="float">
            <text:p>690.345722048255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table:number-columns-repeated="9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table:number-columns-repeated="6"/>
          <table:table-cell table:style-name="ce1" table:formula="of:=13.69381*EXP(0.0338898*[.A98])" office:value-type="float" office:value="66615040806512.6" calcext:value-type="float">
            <text:p>66615040806512.6</text:p>
          </table:table-cell>
          <table:table-cell table:style-name="ce1" table:formula="of:=[.H98]/1000" office:value-type="float" office:value="66615040806.5126" calcext:value-type="float">
            <text:p>66615040806.5126</text:p>
          </table:table-cell>
          <table:table-cell table:style-name="ce1" table:formula="of:=[.I98]/60" office:value-type="float" office:value="1110250680.10854" calcext:value-type="float">
            <text:p>1110250680.10854</text:p>
          </table:table-cell>
          <table:table-cell table:style-name="ce1" table:formula="of:=[.J98]/60" office:value-type="float" office:value="18504178.0018091" calcext:value-type="float">
            <text:p>18504178.0018091</text:p>
          </table:table-cell>
          <table:table-cell table:style-name="ce1" table:formula="of:=[.K98]/24" office:value-type="float" office:value="771007.416742044" calcext:value-type="float">
            <text:p>771007.416742044</text:p>
          </table:table-cell>
          <table:table-cell table:style-name="ce1" table:formula="of:=[.L98]/365" office:value-type="float" office:value="2112.34908696451" calcext:value-type="float">
            <text:p>2112.34908696451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table:number-columns-repeated="6"/>
          <table:table-cell table:style-name="ce1" table:formula="of:=13.69381*EXP(0.0338898*[.A99])" office:value-type="float" office:value="1.61403558612332E+016" calcext:value-type="float">
            <text:p>1.61403558612332E+016</text:p>
          </table:table-cell>
          <table:table-cell table:style-name="ce1" table:formula="of:=[.H99]/1000" office:value-type="float" office:value="16140355861233.2" calcext:value-type="float">
            <text:p>16140355861233.2</text:p>
          </table:table-cell>
          <table:table-cell table:style-name="ce1" table:formula="of:=[.I99]/60" office:value-type="float" office:value="269005931020.553" calcext:value-type="float">
            <text:p>269005931020.553</text:p>
          </table:table-cell>
          <table:table-cell table:style-name="ce1" table:formula="of:=[.J99]/60" office:value-type="float" office:value="4483432183.67589" calcext:value-type="float">
            <text:p>4483432183.67589</text:p>
          </table:table-cell>
          <table:table-cell table:style-name="ce1" table:formula="of:=[.K99]/24" office:value-type="float" office:value="186809674.319829" calcext:value-type="float">
            <text:p>186809674.319829</text:p>
          </table:table-cell>
          <table:table-cell table:style-name="ce1" table:formula="of:=[.L99]/365" office:value-type="float" office:value="511807.32690364" calcext:value-type="float">
            <text:p>511807.32690364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table:number-columns-repeated="9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1" table:number-columns-repeated="6"/>
          <table:table-cell table:style-name="ce1" table:formula="of:=13.69381*EXP(0.0338898*[.A100])" office:value-type="float" office:value="1.9024003350948E+031" calcext:value-type="float">
            <text:p>1.9024003350948E+031</text:p>
          </table:table-cell>
          <table:table-cell table:style-name="ce1" table:formula="of:=[.H100]/1000" office:value-type="float" office:value="1.9024003350948E+028" calcext:value-type="float">
            <text:p>1.9024003350948E+028</text:p>
          </table:table-cell>
          <table:table-cell table:style-name="ce1" table:formula="of:=[.I100]/60" office:value-type="float" office:value="3.17066722515799E+026" calcext:value-type="float">
            <text:p>3.17066722515799E+026</text:p>
          </table:table-cell>
          <table:table-cell table:style-name="ce1" table:formula="of:=[.J100]/60" office:value-type="float" office:value="5.28444537526333E+024" calcext:value-type="float">
            <text:p>5.28444537526333E+024</text:p>
          </table:table-cell>
          <table:table-cell table:style-name="ce1" table:formula="of:=[.K100]/24" office:value-type="float" office:value="2.20185223969305E+023" calcext:value-type="float">
            <text:p>2.20185223969305E+023</text:p>
          </table:table-cell>
          <table:table-cell table:style-name="ce1" table:formula="of:=[.L100]/365" office:value-type="float" office:value="6.03247188957001E+020" calcext:value-type="float">
            <text:p>6.03247188957001E+020</text:p>
          </table:table-cell>
          <table:table-cell table:number-columns-repeated="2"/>
          <table:table-cell table:formula="of:=SUM([.P96:.P99])" office:value-type="float" office:value="14355" calcext:value-type="float">
            <text:p>14355</text:p>
          </table:table-cell>
          <table:table-cell table:number-columns-repeated="9"/>
        </table:table-row>
        <table:table-row table:style-name="ro1">
          <table:table-cell table:number-columns-repeated="15"/>
          <table:table-cell table:formula="of:=[.P100]*12" office:value-type="float" office:value="172260" calcext:value-type="float">
            <text:p>172260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output.A1:output.E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20:45:28.376023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5T14:50:08.706025075</dc:date>
    <dc:creator>Stuart Auld </dc:creator>
    <meta:editing-duration>PT6H6M28S</meta:editing-duration>
    <meta:editing-cycles>3</meta:editing-cycles>
    <meta:generator>LibreOffice/7.1.6.2$Linux_X86_64 LibreOffice_project/10$Build-2</meta:generator>
    <meta:document-statistic meta:table-count="1" meta:cell-count="7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51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17cm" svg:height="17.612cm" xlink:href=".." xlink:type="simple" chart:class="chart:scatter" chart:style-name="ch1">
        <chart:title svg:x="10.705cm" svg:y="0.488cm" chart:style-name="ch2">
          <text:p>CADO-NFS RSA Cracking</text:p>
        </chart:title>
        <chart:plot-area chart:style-name="ch3" table:cell-range-address="output.A2:output.A100 output.E1:output.E100" chart:data-source-has-labels="row" svg:x="1.231cm" svg:y="1.62cm" svg:width="25.104cm" svg:height="14.658cm">
          <chart:coordinate-region svg:x="3.149cm" svg:y="1.819cm" svg:width="22.906cm" svg:height="13.812cm"/>
          <chart:axis chart:dimension="x" chart:name="primary-x" chart:style-name="ch4">
            <chart:title svg:x="12.429cm" svg:y="16.63cm" chart:style-name="ch5">
              <text:p>Key strength (bits)</text:p>
            </chart:title>
          </chart:axis>
          <chart:axis chart:dimension="y" chart:name="primary-y" chart:style-name="ch6">
            <chart:title svg:x="0.135cm" svg:y="10.131cm" chart:style-name="ch7">
              <text:p>Crack time (ms)</text:p>
            </chart:title>
            <chart:grid chart:style-name="ch8" chart:class="major"/>
          </chart:axis>
          <chart:series chart:style-name="ch9" chart:values-cell-range-address="output.E2:output.E100" chart:label-cell-address="output.E1:output.E1" chart:class="chart:scatter">
            <chart:domain table:cell-range-address="output.A2:output.A100"/>
            <chart:regression-curve chart:style-name="ch10">
              <chart:equation chart:display-equation="true" chart:display-r-square="true"/>
            </chart:regression-curve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ms)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output.A2:output.A100</svg:desc>
                </draw:g>
              </table:table-cell>
              <table:table-cell office:value-type="float" office:value="72900">
                <text:p>72900</text:p>
                <draw:g>
                  <svg:desc>output.E2:output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">
                <text:p>257</text:p>
              </table:table-cell>
              <table:table-cell office:value-type="float" office:value="95248">
                <text:p>95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">
                <text:p>258</text:p>
              </table:table-cell>
              <table:table-cell office:value-type="float" office:value="90736">
                <text:p>90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">
                <text:p>259</text:p>
              </table:table-cell>
              <table:table-cell office:value-type="float" office:value="97772">
                <text:p>97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">
                <text:p>260</text:p>
              </table:table-cell>
              <table:table-cell office:value-type="float" office:value="97935">
                <text:p>9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">
                <text:p>261</text:p>
              </table:table-cell>
              <table:table-cell office:value-type="float" office:value="129204">
                <text:p>129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">
                <text:p>262</text:p>
              </table:table-cell>
              <table:table-cell office:value-type="float" office:value="104341">
                <text:p>104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">
                <text:p>263</text:p>
              </table:table-cell>
              <table:table-cell office:value-type="float" office:value="119275">
                <text:p>119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">
                <text:p>264</text:p>
              </table:table-cell>
              <table:table-cell office:value-type="float" office:value="116102">
                <text:p>116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5">
                <text:p>265</text:p>
              </table:table-cell>
              <table:table-cell office:value-type="float" office:value="111919">
                <text:p>111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6">
                <text:p>266</text:p>
              </table:table-cell>
              <table:table-cell office:value-type="float" office:value="111788">
                <text:p>111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7">
                <text:p>267</text:p>
              </table:table-cell>
              <table:table-cell office:value-type="float" office:value="132530">
                <text:p>1325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">
                <text:p>268</text:p>
              </table:table-cell>
              <table:table-cell office:value-type="float" office:value="123820">
                <text:p>1238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9">
                <text:p>269</text:p>
              </table:table-cell>
              <table:table-cell office:value-type="float" office:value="148467">
                <text:p>148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">
                <text:p>270</text:p>
              </table:table-cell>
              <table:table-cell office:value-type="float" office:value="137272">
                <text:p>137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1">
                <text:p>271</text:p>
              </table:table-cell>
              <table:table-cell office:value-type="float" office:value="143858">
                <text:p>143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">
                <text:p>272</text:p>
              </table:table-cell>
              <table:table-cell office:value-type="float" office:value="144806">
                <text:p>144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">
                <text:p>273</text:p>
              </table:table-cell>
              <table:table-cell office:value-type="float" office:value="141833">
                <text:p>141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">
                <text:p>274</text:p>
              </table:table-cell>
              <table:table-cell office:value-type="float" office:value="134218">
                <text:p>134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">
                <text:p>275</text:p>
              </table:table-cell>
              <table:table-cell office:value-type="float" office:value="150546">
                <text:p>150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  <table:table-cell office:value-type="float" office:value="143897">
                <text:p>143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7">
                <text:p>277</text:p>
              </table:table-cell>
              <table:table-cell office:value-type="float" office:value="145446">
                <text:p>145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8">
                <text:p>278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">
                <text:p>279</text:p>
              </table:table-cell>
              <table:table-cell office:value-type="float" office:value="147342">
                <text:p>147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0">
                <text:p>280</text:p>
              </table:table-cell>
              <table:table-cell office:value-type="float" office:value="163930">
                <text:p>1639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1">
                <text:p>281</text:p>
              </table:table-cell>
              <table:table-cell office:value-type="float" office:value="222834">
                <text:p>222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2">
                <text:p>282</text:p>
              </table:table-cell>
              <table:table-cell office:value-type="float" office:value="217442">
                <text:p>217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3">
                <text:p>283</text:p>
              </table:table-cell>
              <table:table-cell office:value-type="float" office:value="165656">
                <text:p>165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">
                <text:p>284</text:p>
              </table:table-cell>
              <table:table-cell office:value-type="float" office:value="224011">
                <text:p>224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5">
                <text:p>285</text:p>
              </table:table-cell>
              <table:table-cell office:value-type="float" office:value="167737">
                <text:p>167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6">
                <text:p>286</text:p>
              </table:table-cell>
              <table:table-cell office:value-type="float" office:value="172879">
                <text:p>172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7">
                <text:p>287</text:p>
              </table:table-cell>
              <table:table-cell office:value-type="float" office:value="168482">
                <text:p>168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">
                <text:p>288</text:p>
              </table:table-cell>
              <table:table-cell office:value-type="float" office:value="185300">
                <text:p>185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9">
                <text:p>289</text:p>
              </table:table-cell>
              <table:table-cell office:value-type="float" office:value="188401">
                <text:p>1884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232583">
                <text:p>232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1">
                <text:p>291</text:p>
              </table:table-cell>
              <table:table-cell office:value-type="float" office:value="259925">
                <text:p>2599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2">
                <text:p>292</text:p>
              </table:table-cell>
              <table:table-cell office:value-type="float" office:value="272934">
                <text:p>2729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">
                <text:p>293</text:p>
              </table:table-cell>
              <table:table-cell office:value-type="float" office:value="296199">
                <text:p>296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4">
                <text:p>294</text:p>
              </table:table-cell>
              <table:table-cell office:value-type="float" office:value="321181">
                <text:p>321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263659">
                <text:p>263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6">
                <text:p>296</text:p>
              </table:table-cell>
              <table:table-cell office:value-type="float" office:value="293733">
                <text:p>293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7">
                <text:p>297</text:p>
              </table:table-cell>
              <table:table-cell office:value-type="float" office:value="303500">
                <text:p>303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311493">
                <text:p>311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">
                <text:p>299</text:p>
              </table:table-cell>
              <table:table-cell office:value-type="float" office:value="373201">
                <text:p>3732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">
                <text:p>300</text:p>
              </table:table-cell>
              <table:table-cell office:value-type="float" office:value="373726">
                <text:p>3737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1">
                <text:p>301</text:p>
              </table:table-cell>
              <table:table-cell office:value-type="float" office:value="353929">
                <text:p>353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2">
                <text:p>302</text:p>
              </table:table-cell>
              <table:table-cell office:value-type="float" office:value="279171">
                <text:p>279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3">
                <text:p>303</text:p>
              </table:table-cell>
              <table:table-cell office:value-type="float" office:value="355559">
                <text:p>3555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">
                <text:p>304</text:p>
              </table:table-cell>
              <table:table-cell office:value-type="float" office:value="355209">
                <text:p>355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5">
                <text:p>305</text:p>
              </table:table-cell>
              <table:table-cell office:value-type="float" office:value="363121">
                <text:p>3631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458892">
                <text:p>4588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">
                <text:p>307</text:p>
              </table:table-cell>
              <table:table-cell office:value-type="float" office:value="546077">
                <text:p>546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8">
                <text:p>308</text:p>
              </table:table-cell>
              <table:table-cell office:value-type="float" office:value="467877">
                <text:p>467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9">
                <text:p>309</text:p>
              </table:table-cell>
              <table:table-cell office:value-type="float" office:value="526439">
                <text:p>526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0">
                <text:p>310</text:p>
              </table:table-cell>
              <table:table-cell office:value-type="float" office:value="595594">
                <text:p>5955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1">
                <text:p>311</text:p>
              </table:table-cell>
              <table:table-cell office:value-type="float" office:value="571105">
                <text:p>5711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2">
                <text:p>312</text:p>
              </table:table-cell>
              <table:table-cell office:value-type="float" office:value="627045">
                <text:p>627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">
                <text:p>313</text:p>
              </table:table-cell>
              <table:table-cell office:value-type="float" office:value="601067">
                <text:p>601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">
                <text:p>314</text:p>
              </table:table-cell>
              <table:table-cell office:value-type="float" office:value="633827">
                <text:p>633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5">
                <text:p>315</text:p>
              </table:table-cell>
              <table:table-cell office:value-type="float" office:value="552210">
                <text:p>5522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6">
                <text:p>316</text:p>
              </table:table-cell>
              <table:table-cell office:value-type="float" office:value="620197">
                <text:p>620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7">
                <text:p>317</text:p>
              </table:table-cell>
              <table:table-cell office:value-type="float" office:value="707046">
                <text:p>7070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8">
                <text:p>318</text:p>
              </table:table-cell>
              <table:table-cell office:value-type="float" office:value="694642">
                <text:p>6946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9">
                <text:p>319</text:p>
              </table:table-cell>
              <table:table-cell office:value-type="float" office:value="565380">
                <text:p>5653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683901">
                <text:p>683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1">
                <text:p>321</text:p>
              </table:table-cell>
              <table:table-cell office:value-type="float" office:value="894864">
                <text:p>894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2">
                <text:p>322</text:p>
              </table:table-cell>
              <table:table-cell office:value-type="float" office:value="729319">
                <text:p>7293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3">
                <text:p>323</text:p>
              </table:table-cell>
              <table:table-cell office:value-type="float" office:value="796467">
                <text:p>7964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4">
                <text:p>324</text:p>
              </table:table-cell>
              <table:table-cell office:value-type="float" office:value="809144">
                <text:p>809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5">
                <text:p>325</text:p>
              </table:table-cell>
              <table:table-cell office:value-type="float" office:value="905549">
                <text:p>905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6">
                <text:p>326</text:p>
              </table:table-cell>
              <table:table-cell office:value-type="float" office:value="895861">
                <text:p>8958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7">
                <text:p>327</text:p>
              </table:table-cell>
              <table:table-cell office:value-type="float" office:value="922597">
                <text:p>922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8">
                <text:p>328</text:p>
              </table:table-cell>
              <table:table-cell office:value-type="float" office:value="909766">
                <text:p>9097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9">
                <text:p>329</text:p>
              </table:table-cell>
              <table:table-cell office:value-type="float" office:value="1050471">
                <text:p>10504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0">
                <text:p>330</text:p>
              </table:table-cell>
              <table:table-cell office:value-type="float" office:value="1163996">
                <text:p>1163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4">
                <text:p>364</text:p>
              </table:table-cell>
              <table:table-cell office:value-type="float" office:value="2657309">
                <text:p>26573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7">
                <text:p>397</text:p>
              </table:table-cell>
              <table:table-cell office:value-type="float" office:value="10329005">
                <text:p>10329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6">
                <text:p>426</text:p>
              </table:table-cell>
              <table:table-cell office:value-type="float" office:value="25624089">
                <text:p>256240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0">
                <text:p>430</text:p>
              </table:table-cell>
              <table:table-cell office:value-type="float" office:value="28965546">
                <text:p>289655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